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2.291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6.01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725cm" fo:break-before="auto" style:use-optimal-row-height="tru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ist_20_0">
      <style:table-properties table:display="true" style:writing-mode="lr-tb"/>
    </style:style>
    <style:style style:name="ta2" style:family="table" style:master-page-name="PageStyle_5f_Hist_20_1">
      <style:table-properties table:display="true" style:writing-mode="lr-tb"/>
    </style:style>
    <style:style style:name="ta3" style:family="table" style:master-page-name="PageStyle_5f_Hist_20_2">
      <style:table-properties table:display="true" style:writing-mode="lr-tb"/>
    </style:style>
    <style:style style:name="ta4" style:family="table" style:master-page-name="PageStyle_5f_Hist_20_3">
      <style:table-properties table:display="true" style:writing-mode="lr-tb"/>
    </style:style>
    <style:style style:name="ta5" style:family="table" style:master-page-name="PageStyle_5f_QQ_20_3">
      <style:table-properties table:display="true" style:writing-mode="lr-tb"/>
    </style:style>
    <style:style style:name="ta6" style:family="table" style:master-page-name="PageStyle_5f_ChiSq_20_3">
      <style:table-properties table:display="true" style:writing-mode="lr-tb"/>
    </style:style>
    <style:style style:name="ta7" style:family="table" style:master-page-name="PageStyle_5f_ChiSq_20_6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 style:data-style-name="N153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53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fo:padding="0.071cm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 style:data-style-name="N155">
      <style:table-cell-properties fo:padding="0.071cm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fo:padding="0.071cm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st 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1015" table:default-cell-style-name="Default"/>
        <table:table-row table:style-name="ro1">
          <table:table-cell table:formula="of:=2*60+31" office:value-type="float" office:value="151" calcext:value-type="float">
            <text:p>151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ce2" office:value-type="string" calcext:value-type="string">
            <text:p>Next step: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7"/>
          <table:table-cell table:style-name="ce2" office:value-type="string" calcext:value-type="string">
            <text:p>Sort data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formula="of:=2*60+10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3*60+59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7*60+39"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60+34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formula="of:=3*60+24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formula="of:=3*60+15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2*60+24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formula="of:=3*60+36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2*60+2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2*60+48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formula="of:=2*6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3*60+26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12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formula="of:=120+50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 1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1015" table:default-cell-style-name="Default"/>
        <table:table-row table:style-name="ro2">
          <table:table-cell table:formula="of:=1"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Next step: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string" calcext:value-type="string">
            <text:p>Fix intervals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Count hits (Oi)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formula="of:=60+34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formula="of:=2*60+10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2*60+2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2*6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2*60+24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2*6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2*60+48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120+50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formula="of:=12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formula="of:=3*60+15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formula="of:=3*60+24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formula="of:=3*60+26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formula="of:=3*60+36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3*60+59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7*60+39" office:value-type="float" office:value="459" calcext:value-type="float">
            <text:p>459</text:p>
          </table:table-cell>
          <table:table-cell table:number-columns-repeated="1023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 2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1008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xmin</text:p>
          </table:table-cell>
          <table:table-cell table:style-name="ce3" office:value-type="string" calcext:value-type="string">
            <text:p>xmax</text:p>
          </table:table-cell>
          <table:table-cell table:style-name="ce6"/>
          <table:table-cell table:style-name="ce3" office:value-type="string" calcext:value-type="string">
            <text:p>Observed</text:p>
          </table:table-cell>
          <table:table-cell/>
          <table:table-cell table:style-name="ce2" office:value-type="string" calcext:value-type="string">
            <text:p>Next step: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6"/>
          <table:table-cell table:style-name="ce5" office:value-type="float" office:value="102" calcext:value-type="float">
            <text:p>102</text:p>
          </table:table-cell>
          <table:table-cell/>
          <table:table-cell table:style-name="ce2" office:value-type="string" calcext:value-type="string">
            <text:p>Draw histogram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2]+30" office:value-type="float" office:value="31" calcext:value-type="float">
            <text:p>31</text:p>
          </table:table-cell>
          <table:table-cell table:style-name="ce5" table:formula="of:=[.E2]+30" office:value-type="float" office:value="60" calcext:value-type="float">
            <text:p>60</text:p>
          </table:table-cell>
          <table:table-cell table:style-name="ce6"/>
          <table:table-cell table:style-name="ce5" office:value-type="float" office:value="42" calcext:value-type="float">
            <text:p>42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3]+30" office:value-type="float" office:value="61" calcext:value-type="float">
            <text:p>61</text:p>
          </table:table-cell>
          <table:table-cell table:style-name="ce5" table:formula="of:=[.E3]+30" office:value-type="float" office:value="90" calcext:value-type="float">
            <text:p>90</text:p>
          </table:table-cell>
          <table:table-cell table:style-name="ce6"/>
          <table:table-cell table:style-name="ce5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4]+30" office:value-type="float" office:value="91" calcext:value-type="float">
            <text:p>91</text:p>
          </table:table-cell>
          <table:table-cell table:style-name="ce5" table:formula="of:=[.E4]+30" office:value-type="float" office:value="120" calcext:value-type="float">
            <text:p>120</text:p>
          </table:table-cell>
          <table:table-cell table:style-name="ce6"/>
          <table:table-cell table:style-name="ce5" office:value-type="float" office:value="13" calcext:value-type="float">
            <text:p>13</text:p>
          </table:table-cell>
          <table:table-cell/>
          <table:table-cell table:style-name="ce2"/>
          <table:table-cell/>
          <table:table-cell table:style-name="ce8" office:value-type="string" calcext:value-type="string">
            <text:p>n</text:p>
          </table:table-cell>
          <table:table-cell table:style-name="ce8" office:value-type="float" office:value="203" calcext:value-type="float">
            <text:p>203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5]+30" office:value-type="float" office:value="121" calcext:value-type="float">
            <text:p>121</text:p>
          </table:table-cell>
          <table:table-cell table:style-name="ce5" table:formula="of:=[.E5]+30" office:value-type="float" office:value="150" calcext:value-type="float">
            <text:p>150</text:p>
          </table:table-cell>
          <table:table-cell table:style-name="ce6"/>
          <table:table-cell table:style-name="ce5" office:value-type="float" office:value="11" calcext:value-type="float">
            <text:p>11</text:p>
          </table:table-cell>
          <table:table-cell/>
          <table:table-cell table:style-name="ce2"/>
          <table:table-cell/>
          <table:table-cell table:style-name="ce8" office:value-type="string" calcext:value-type="string">
            <text:p>k</text:p>
          </table:table-cell>
          <table:table-cell table:style-name="ce8" table:formula="of:=SQRT([.L5])" office:value-type="float" office:value="14.247806848775" calcext:value-type="float">
            <text:p>14,247806848775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6]+30" office:value-type="float" office:value="151" calcext:value-type="float">
            <text:p>151</text:p>
          </table:table-cell>
          <table:table-cell table:style-name="ce5" table:formula="of:=[.E6]+30" office:value-type="float" office:value="180" calcext:value-type="float">
            <text:p>180</text:p>
          </table:table-cell>
          <table:table-cell table:style-name="ce6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8" office:value-type="string" calcext:value-type="string">
            <text:p>lowes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7]+30" office:value-type="float" office:value="181" calcext:value-type="float">
            <text:p>181</text:p>
          </table:table-cell>
          <table:table-cell table:style-name="ce5" table:formula="of:=[.E7]+30" office:value-type="float" office:value="210" calcext:value-type="float">
            <text:p>210</text:p>
          </table:table-cell>
          <table:table-cell table:style-name="ce6"/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8" office:value-type="string" calcext:value-type="string">
            <text:p>highest</text:p>
          </table:table-cell>
          <table:table-cell table:style-name="ce8" office:value-type="float" office:value="459" calcext:value-type="float">
            <text:p>459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8]+30" office:value-type="float" office:value="211" calcext:value-type="float">
            <text:p>211</text:p>
          </table:table-cell>
          <table:table-cell table:style-name="ce5" table:formula="of:=[.E8]+30" office:value-type="float" office:value="240" calcext:value-type="float">
            <text:p>24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range</text:p>
          </table:table-cell>
          <table:table-cell table:style-name="ce8" table:formula="of:=458/14" office:value-type="float" office:value="32.7142857142857" calcext:value-type="float">
            <text:p>32,7142857142857</text:p>
          </table:table-cell>
          <table:table-cell table:style-name="ce8" table:number-columns-repeated="2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9]+30" office:value-type="float" office:value="241" calcext:value-type="float">
            <text:p>241</text:p>
          </table:table-cell>
          <table:table-cell table:style-name="ce5" table:formula="of:=[.E9]+30" office:value-type="float" office:value="270" calcext:value-type="float">
            <text:p>27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4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10]+30" office:value-type="float" office:value="271" calcext:value-type="float">
            <text:p>271</text:p>
          </table:table-cell>
          <table:table-cell table:style-name="ce5" table:formula="of:=[.E10]+30" office:value-type="float" office:value="300" calcext:value-type="float">
            <text:p>30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4"/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1]+30" office:value-type="float" office:value="301" calcext:value-type="float">
            <text:p>301</text:p>
          </table:table-cell>
          <table:table-cell table:style-name="ce5" table:formula="of:=[.E11]+30" office:value-type="float" office:value="330" calcext:value-type="float">
            <text:p>33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4"/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2]+30" office:value-type="float" office:value="331" calcext:value-type="float">
            <text:p>331</text:p>
          </table:table-cell>
          <table:table-cell table:style-name="ce5" table:formula="of:=[.E12]+30" office:value-type="float" office:value="360" calcext:value-type="float">
            <text:p>360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3]+30" office:value-type="float" office:value="361" calcext:value-type="float">
            <text:p>361</text:p>
          </table:table-cell>
          <table:table-cell table:style-name="ce5" table:formula="of:=[.E13]+30" office:value-type="float" office:value="390" calcext:value-type="float">
            <text:p>39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6 buckets in 30er steps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4]+30" office:value-type="float" office:value="391" calcext:value-type="float">
            <text:p>391</text:p>
          </table:table-cell>
          <table:table-cell table:style-name="ce5" table:formula="of:=[.E14]+30" office:value-type="float" office:value="420" calcext:value-type="float">
            <text:p>42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5]+30" office:value-type="float" office:value="421" calcext:value-type="float">
            <text:p>421</text:p>
          </table:table-cell>
          <table:table-cell table:style-name="ce5" table:formula="of:=[.E15]+30" office:value-type="float" office:value="450" calcext:value-type="float">
            <text:p>45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formula="of:=[.D16]+30" office:value-type="float" office:value="451" calcext:value-type="float">
            <text:p>451</text:p>
          </table:table-cell>
          <table:table-cell table:style-name="ce5" table:formula="of:=[.E16]+30" office:value-type="float" office:value="480" calcext:value-type="float">
            <text:p>48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table:number-columns-repeated="2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4"/>
          <table:table-cell table:style-name="ce5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  <table:table-cell table:style-name="ce5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  <table:table-cell table:style-name="ce5"/>
          <table:table-cell table:style-name="ce7"/>
          <table:table-cell table:style-name="ce5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formula="of:=60+34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formula="of:=2*60+10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2*60+2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2*6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2*60+24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2*6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2*60+48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120+50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formula="of:=12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formula="of:=3*60+15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formula="of:=3*60+24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formula="of:=3*60+26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formula="of:=3*60+36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3*60+59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7*60+39" office:value-type="float" office:value="459" calcext:value-type="float">
            <text:p>459</text:p>
          </table:table-cell>
          <table:table-cell table:number-columns-repeated="1023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 3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1015" table:default-cell-style-name="Default"/>
        <table:table-row table:style-name="ro2"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xmin</text:p>
          </table:table-cell>
          <table:table-cell table:style-name="ce3" office:value-type="string" calcext:value-type="string">
            <text:p>xmax</text:p>
          </table:table-cell>
          <table:table-cell table:style-name="ce6"/>
          <table:table-cell table:style-name="ce3" office:value-type="string" calcext:value-type="string">
            <text:p>Observed</text:p>
          </table:table-cell>
          <table:table-cell/>
          <table:table-cell table:style-name="ce2"/>
          <table:table-cell table:number-columns-repeated="2"/>
          <table:table-cell>
            <draw:frame draw:z-index="0" draw:name="Chart 2" draw:style-name="gr1" draw:text-style-name="P1" svg:width="19.717cm" svg:height="12.774cm" svg:x="0.274cm" svg:y="0.661cm">
              <draw:object draw:notify-on-update-of-ranges="'Hist 3'.D2:'Hist 3'.E17 'Hist 3'.G2:'Hist 3'.G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6"/>
          <table:table-cell table:style-name="ce5" office:value-type="float" office:value="102" calcext:value-type="float">
            <text:p>102</text:p>
          </table:table-cell>
          <table:table-cell/>
          <table:table-cell table:style-name="ce2"/>
          <table:table-cell table:number-columns-repeated="4"/>
          <table:table-cell table:style-name="ce3" table:number-columns-repeated="2"/>
          <table:table-cell table:style-name="ce6"/>
          <table:table-cell table:style-name="ce3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2]+30" office:value-type="float" office:value="31" calcext:value-type="float">
            <text:p>31</text:p>
          </table:table-cell>
          <table:table-cell table:style-name="ce5" table:formula="of:=[.E2]+30" office:value-type="float" office:value="60" calcext:value-type="float">
            <text:p>60</text:p>
          </table:table-cell>
          <table:table-cell table:style-name="ce6"/>
          <table:table-cell table:style-name="ce5" office:value-type="float" office:value="42" calcext:value-type="float">
            <text:p>42</text:p>
          </table:table-cell>
          <table:table-cell/>
          <table:table-cell table:style-name="ce2"/>
          <table:table-cell table:number-columns-repeated="4"/>
          <table:table-cell table:style-name="ce4"/>
          <table:table-cell table:style-name="ce5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3]+30" office:value-type="float" office:value="61" calcext:value-type="float">
            <text:p>61</text:p>
          </table:table-cell>
          <table:table-cell table:style-name="ce5" table:formula="of:=[.E3]+30" office:value-type="float" office:value="90" calcext:value-type="float">
            <text:p>90</text:p>
          </table:table-cell>
          <table:table-cell table:style-name="ce6"/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Next step:</text:p>
          </table:table-cell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4]+30" office:value-type="float" office:value="91" calcext:value-type="float">
            <text:p>91</text:p>
          </table:table-cell>
          <table:table-cell table:style-name="ce5" table:formula="of:=[.E4]+30" office:value-type="float" office:value="120" calcext:value-type="float">
            <text:p>120</text:p>
          </table:table-cell>
          <table:table-cell table:style-name="ce6"/>
          <table:table-cell table:style-name="ce5" office:value-type="float" office:value="13" calcext:value-type="float">
            <text:p>13</text:p>
          </table:table-cell>
          <table:table-cell/>
          <table:table-cell table:style-name="ce2"/>
          <table:table-cell table:style-name="ce2" office:value-type="string" calcext:value-type="string">
            <text:p>Compute F^(-1)</text:p>
          </table:table-cell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formula="of:=[.D5]+30" office:value-type="float" office:value="121" calcext:value-type="float">
            <text:p>121</text:p>
          </table:table-cell>
          <table:table-cell table:style-name="ce5" table:formula="of:=[.E5]+30" office:value-type="float" office:value="150" calcext:value-type="float">
            <text:p>150</text:p>
          </table:table-cell>
          <table:table-cell table:style-name="ce6"/>
          <table:table-cell table:style-name="ce5" office:value-type="float" office:value="11" calcext:value-type="float">
            <text:p>11</text:p>
          </table:table-cell>
          <table:table-cell/>
          <table:table-cell table:style-name="ce2"/>
          <table:table-cell table:number-columns-repeated="4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6]+30" office:value-type="float" office:value="151" calcext:value-type="float">
            <text:p>151</text:p>
          </table:table-cell>
          <table:table-cell table:style-name="ce5" table:formula="of:=[.E6]+30" office:value-type="float" office:value="180" calcext:value-type="float">
            <text:p>180</text:p>
          </table:table-cell>
          <table:table-cell table:style-name="ce6"/>
          <table:table-cell table:style-name="ce5" office:value-type="float" office:value="7" calcext:value-type="float">
            <text:p>7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7]+30" office:value-type="float" office:value="181" calcext:value-type="float">
            <text:p>181</text:p>
          </table:table-cell>
          <table:table-cell table:style-name="ce5" table:formula="of:=[.E7]+30" office:value-type="float" office:value="210" calcext:value-type="float">
            <text:p>210</text:p>
          </table:table-cell>
          <table:table-cell table:style-name="ce6"/>
          <table:table-cell table:style-name="ce5" office:value-type="float" office:value="5" calcext:value-type="float">
            <text:p>5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8]+30" office:value-type="float" office:value="211" calcext:value-type="float">
            <text:p>211</text:p>
          </table:table-cell>
          <table:table-cell table:style-name="ce5" table:formula="of:=[.E8]+30" office:value-type="float" office:value="240" calcext:value-type="float">
            <text:p>24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9]+30" office:value-type="float" office:value="241" calcext:value-type="float">
            <text:p>241</text:p>
          </table:table-cell>
          <table:table-cell table:style-name="ce5" table:formula="of:=[.E9]+30" office:value-type="float" office:value="270" calcext:value-type="float">
            <text:p>27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D10]+30" office:value-type="float" office:value="271" calcext:value-type="float">
            <text:p>271</text:p>
          </table:table-cell>
          <table:table-cell table:style-name="ce5" table:formula="of:=[.E10]+30" office:value-type="float" office:value="300" calcext:value-type="float">
            <text:p>30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1]+30" office:value-type="float" office:value="301" calcext:value-type="float">
            <text:p>301</text:p>
          </table:table-cell>
          <table:table-cell table:style-name="ce5" table:formula="of:=[.E11]+30" office:value-type="float" office:value="330" calcext:value-type="float">
            <text:p>33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2]+30" office:value-type="float" office:value="331" calcext:value-type="float">
            <text:p>331</text:p>
          </table:table-cell>
          <table:table-cell table:style-name="ce5" table:formula="of:=[.E12]+30" office:value-type="float" office:value="360" calcext:value-type="float">
            <text:p>360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3]+30" office:value-type="float" office:value="361" calcext:value-type="float">
            <text:p>361</text:p>
          </table:table-cell>
          <table:table-cell table:style-name="ce5" table:formula="of:=[.E13]+30" office:value-type="float" office:value="390" calcext:value-type="float">
            <text:p>39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2"/>
          <table:table-cell table:style-name="ce7"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4]+30" office:value-type="float" office:value="391" calcext:value-type="float">
            <text:p>391</text:p>
          </table:table-cell>
          <table:table-cell table:style-name="ce5" table:formula="of:=[.E14]+30" office:value-type="float" office:value="420" calcext:value-type="float">
            <text:p>42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5" table:formula="of:=[.D15]+30" office:value-type="float" office:value="421" calcext:value-type="float">
            <text:p>421</text:p>
          </table:table-cell>
          <table:table-cell table:style-name="ce5" table:formula="of:=[.E15]+30" office:value-type="float" office:value="450" calcext:value-type="float">
            <text:p>45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formula="of:=[.D16]+30" office:value-type="float" office:value="451" calcext:value-type="float">
            <text:p>451</text:p>
          </table:table-cell>
          <table:table-cell table:style-name="ce5" table:formula="of:=[.E16]+30" office:value-type="float" office:value="480" calcext:value-type="float">
            <text:p>48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3" table:number-columns-repeated="2"/>
          <table:table-cell table:style-name="ce6"/>
          <table:table-cell table:style-name="ce3"/>
          <table:table-cell/>
          <table:table-cell table:style-name="ce9" office:value-type="string" calcext:value-type="string">
            <text:p>Looks exponentially distributed!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style-name="ce5"/>
          <table:table-cell table:style-name="ce6"/>
          <table:table-cell table:style-name="ce5"/>
          <table:table-cell table:number-columns-repeated="6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6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table:number-columns-repeated="2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4"/>
          <table:table-cell table:style-name="ce5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  <table:table-cell table:style-name="ce5"/>
          <table:table-cell table:style-name="ce6"/>
          <table:table-cell table:style-name="ce5"/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  <table:table-cell table:style-name="ce5"/>
          <table:table-cell table:style-name="ce7"/>
          <table:table-cell table:style-name="ce5" table:formula="of:=SUM([.G81:.G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formula="of:=60+34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formula="of:=2*60+10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2*60+2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2*6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2*60+24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2*6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2*60+48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120+50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formula="of:=12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formula="of:=3*60+15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formula="of:=3*60+24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formula="of:=3*60+26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formula="of:=3*60+36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3*60+59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7*60+39" office:value-type="float" office:value="459" calcext:value-type="float">
            <text:p>459</text:p>
          </table:table-cell>
          <table:table-cell table:number-columns-repeated="1023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Q 3" table:style-name="ta5">
        <office:forms form:automatic-focus="false" form:apply-design-mode="false"/>
        <table:shapes>
          <draw:frame draw:z-index="0" draw:style-name="gr2" draw:text-style-name="P1" svg:width="15.997cm" svg:height="8.982cm" svg:x="20.667cm" svg:y="1.259cm">
            <draw:object draw:notify-on-update-of-ranges="'QQ 3'.G2:'QQ 3'.G204 'QQ 3'.F2:'QQ 3'.F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"/>
        <table:table-column table:style-name="co6" table:number-columns-repeated="3" table:default-cell-style-name="ce1"/>
        <table:table-column table:style-name="co6" table:default-cell-style-name="ce12"/>
        <table:table-column table:style-name="co6" table:default-cell-style-name="ce14"/>
        <table:table-column table:style-name="co1" table:default-cell-style-name="Default"/>
        <table:table-column table:style-name="co6" table:default-cell-style-name="ce1"/>
        <table:table-column table:style-name="co4" table:default-cell-style-name="ce1"/>
        <table:table-column table:style-name="co2" table:number-columns-repeated="1015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j</text:p>
          </table:table-cell>
          <table:table-cell table:style-name="ce11" office:value-type="string" calcext:value-type="string">
            <text:p>(j-1/2)/n</text:p>
          </table:table-cell>
          <table:table-cell table:style-name="ce5" office:value-type="string" calcext:value-type="string">
            <text:p>F^(-1)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 table:style-name="ce10" office:value-type="string" calcext:value-type="string">
            <text:p>n</text:p>
          </table:table-cell>
          <table:table-cell table:style-name="ce8" office:value-type="float" office:value="203" calcext:value-type="float">
            <text:p>203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11" table:formula="of:=([.D2]-0.5)/[.$B$2]" office:value-type="float" office:value="0.00246305418719212" calcext:value-type="float">
            <text:p>0,00246305418719212</text:p>
          </table:table-cell>
          <table:table-cell table:style-name="ce13" table:formula="of:=-(1/[.$B$6])*LN(1-[.E2])" office:value-type="float" office:value="0.127872362583288" calcext:value-type="float">
            <text:p>0,13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11" table:formula="of:=([.D3]-0.5)/[.$B$2]" office:value-type="float" office:value="0.00738916256157635" calcext:value-type="float">
            <text:p>0,00738916256157635</text:p>
          </table:table-cell>
          <table:table-cell table:style-name="ce13" table:formula="of:=-(1/[.$B$6])*LN(1-[.E3])" office:value-type="float" office:value="0.384567029148046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Next Step: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1/lambda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1" table:formula="of:=([.D4]-0.5)/[.$B$2]" office:value-type="float" office:value="0.0123152709359606" calcext:value-type="float">
            <text:p>0,0123152709359606</text:p>
          </table:table-cell>
          <table:table-cell table:style-name="ce13" table:formula="of:=-(1/[.$B$6])*LN(1-[.E4])" office:value-type="float" office:value="0.642538788861532" calcext:value-type="float">
            <text:p>0,6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 office:value-type="string" calcext:value-type="string">
            <text:p>Fix intervals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([.D5]-0.5)/[.$B$2]" office:value-type="float" office:value="0.0172413793103448" calcext:value-type="float">
            <text:p>0,0172413793103448</text:p>
          </table:table-cell>
          <table:table-cell table:style-name="ce13" table:formula="of:=-(1/[.$B$6])*LN(1-[.E5])" office:value-type="float" office:value="0.901800412734652" calcext:value-type="float">
            <text:p>0,9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 office:value-type="string" calcext:value-type="string">
            <text:p>Count hits (Oi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mbda</text:p>
          </table:table-cell>
          <table:table-cell table:formula="of:=1/[.B9]" office:value-type="float" office:value="0.019285578567357" calcext:value-type="float">
            <text:p>0,01928557856735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1" table:formula="of:=([.D6]-0.5)/[.$B$2]" office:value-type="float" office:value="0.0221674876847291" calcext:value-type="float">
            <text:p>0,0221674876847291</text:p>
          </table:table-cell>
          <table:table-cell table:style-name="ce13" table:formula="of:=-(1/[.$B$6])*LN(1-[.E6])" office:value-type="float" office:value="1.16236486430774" calcext:value-type="float">
            <text:p>1,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11" table:formula="of:=([.D7]-0.5)/[.$B$2]" office:value-type="float" office:value="0.0270935960591133" calcext:value-type="float">
            <text:p>0,0270935960591133</text:p>
          </table:table-cell>
          <table:table-cell table:style-name="ce13" table:formula="of:=-(1/[.$B$6])*LN(1-[.E7])" office:value-type="float" office:value="1.42424530354005" calcext:value-type="float">
            <text:p>1,4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11" table:formula="of:=([.D8]-0.5)/[.$B$2]" office:value-type="float" office:value="0.0320197044334975" calcext:value-type="float">
            <text:p>0,0320197044334975</text:p>
          </table:table-cell>
          <table:table-cell table:style-name="ce13" table:formula="of:=-(1/[.$B$6])*LN(1-[.E8])" office:value-type="float" office:value="1.687455090798" calcext:value-type="float">
            <text:p>1,6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rage</text:p>
          </table:table-cell>
          <table:table-cell table:style-name="ce5" office:value-type="float" office:value="51.8522167487685" calcext:value-type="float">
            <text:p>51,852216748768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1" table:formula="of:=([.D9]-0.5)/[.$B$2]" office:value-type="float" office:value="0.0369458128078818" calcext:value-type="float">
            <text:p>0,0369458128078818</text:p>
          </table:table-cell>
          <table:table-cell table:style-name="ce13" table:formula="of:=-(1/[.$B$6])*LN(1-[.E9])" office:value-type="float" office:value="1.95200779094521" calcext:value-type="float">
            <text:p>1,9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/>
          <table:table-cell table:style-name="ce2" office:value-type="float" office:value="9" calcext:value-type="float">
            <text:p>9</text:p>
          </table:table-cell>
          <table:table-cell table:style-name="ce11" table:formula="of:=([.D10]-0.5)/[.$B$2]" office:value-type="float" office:value="0.041871921182266" calcext:value-type="float">
            <text:p>0,041871921182266</text:p>
          </table:table-cell>
          <table:table-cell table:style-name="ce13" table:formula="of:=-(1/[.$B$6])*LN(1-[.E10])" office:value-type="float" office:value="2.2179171775373" calcext:value-type="float">
            <text:p>2,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11" table:formula="of:=([.D11]-0.5)/[.$B$2]" office:value-type="float" office:value="0.0467980295566502" calcext:value-type="float">
            <text:p>0,0467980295566502</text:p>
          </table:table-cell>
          <table:table-cell table:style-name="ce13" table:formula="of:=-(1/[.$B$6])*LN(1-[.E11])" office:value-type="float" office:value="2.4851972371249" calcext:value-type="float">
            <text:p>2,4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11" table:formula="of:=([.D12]-0.5)/[.$B$2]" office:value-type="float" office:value="0.0517241379310345" calcext:value-type="float">
            <text:p>0,0517241379310345</text:p>
          </table:table-cell>
          <table:table-cell table:style-name="ce13" table:formula="of:=-(1/[.$B$6])*LN(1-[.E12])" office:value-type="float" office:value="2.75386217366808" calcext:value-type="float">
            <text:p>2,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11" table:formula="of:=([.D13]-0.5)/[.$B$2]" office:value-type="float" office:value="0.0566502463054187" calcext:value-type="float">
            <text:p>0,0566502463054187</text:p>
          </table:table-cell>
          <table:table-cell table:style-name="ce13" table:formula="of:=-(1/[.$B$6])*LN(1-[.E13])" office:value-type="float" office:value="3.0239264130658" calcext:value-type="float">
            <text:p>3,0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11" table:formula="of:=([.D14]-0.5)/[.$B$2]" office:value-type="float" office:value="0.061576354679803" calcext:value-type="float">
            <text:p>0,061576354679803</text:p>
          </table:table-cell>
          <table:table-cell table:style-name="ce13" table:formula="of:=-(1/[.$B$6])*LN(1-[.E14])" office:value-type="float" office:value="3.29540460780387" calcext:value-type="float">
            <text:p>3,3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11" table:formula="of:=([.D15]-0.5)/[.$B$2]" office:value-type="float" office:value="0.0665024630541872" calcext:value-type="float">
            <text:p>0,0665024630541872</text:p>
          </table:table-cell>
          <table:table-cell table:style-name="ce13" table:formula="of:=-(1/[.$B$6])*LN(1-[.E15])" office:value-type="float" office:value="3.56831164172521" calcext:value-type="float">
            <text:p>3,5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11" table:formula="of:=([.D16]-0.5)/[.$B$2]" office:value-type="float" office:value="0.0714285714285714" calcext:value-type="float">
            <text:p>0,0714285714285714</text:p>
          </table:table-cell>
          <table:table-cell table:style-name="ce13" table:formula="of:=-(1/[.$B$6])*LN(1-[.E16])" office:value-type="float" office:value="3.84266263492649" calcext:value-type="float">
            <text:p>3,8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11" table:formula="of:=([.D17]-0.5)/[.$B$2]" office:value-type="float" office:value="0.0763546798029557" calcext:value-type="float">
            <text:p>0,0763546798029557</text:p>
          </table:table-cell>
          <table:table-cell table:style-name="ce13" table:formula="of:=-(1/[.$B$6])*LN(1-[.E17])" office:value-type="float" office:value="4.1184729487847" calcext:value-type="float">
            <text:p>4,1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style-name="ce11" table:formula="of:=([.D18]-0.5)/[.$B$2]" office:value-type="float" office:value="0.0812807881773399" calcext:value-type="float">
            <text:p>0,0812807881773399</text:p>
          </table:table-cell>
          <table:table-cell table:style-name="ce13" table:formula="of:=-(1/[.$B$6])*LN(1-[.E18])" office:value-type="float" office:value="4.3957581911184" calcext:value-type="float">
            <text:p>4,4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4"/>
          <table:table-cell table:style-name="ce45" table:number-columns-repeated="6"/>
          <table:table-cell table:number-columns-repeated="1009"/>
        </table:table-row>
        <table:table-row table:style-name="ro2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style-name="ce11" table:formula="of:=([.D19]-0.5)/[.$B$2]" office:value-type="float" office:value="0.0862068965517241" calcext:value-type="float">
            <text:p>0,0862068965517241</text:p>
          </table:table-cell>
          <table:table-cell table:style-name="ce13" table:formula="of:=-(1/[.$B$6])*LN(1-[.E19])" office:value-type="float" office:value="4.67453422148757" calcext:value-type="float">
            <text:p>4,6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style-name="ce11" table:formula="of:=([.D20]-0.5)/[.$B$2]" office:value-type="float" office:value="0.0911330049261084" calcext:value-type="float">
            <text:p>0,0911330049261084</text:p>
          </table:table-cell>
          <table:table-cell table:style-name="ce13" table:formula="of:=-(1/[.$B$6])*LN(1-[.E20])" office:value-type="float" office:value="4.9548171566367" calcext:value-type="float">
            <text:p>4,9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11" table:formula="of:=([.D21]-0.5)/[.$B$2]" office:value-type="float" office:value="0.0960591133004926" calcext:value-type="float">
            <text:p>0,0960591133004926</text:p>
          </table:table-cell>
          <table:table-cell table:style-name="ce13" table:formula="of:=-(1/[.$B$6])*LN(1-[.E21])" office:value-type="float" office:value="5.23662337608587" calcext:value-type="float">
            <text:p>5,2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style-name="ce11" table:formula="of:=([.D22]-0.5)/[.$B$2]" office:value-type="float" office:value="0.100985221674877" calcext:value-type="float">
            <text:p>0,100985221674877</text:p>
          </table:table-cell>
          <table:table-cell table:style-name="ce13" table:formula="of:=-(1/[.$B$6])*LN(1-[.E22])" office:value-type="float" office:value="5.51996952787456" calcext:value-type="float">
            <text:p>5,5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2" calcext:value-type="float">
            <text:p>22</text:p>
          </table:table-cell>
          <table:table-cell table:style-name="ce11" table:formula="of:=([.D23]-0.5)/[.$B$2]" office:value-type="float" office:value="0.105911330049261" calcext:value-type="float">
            <text:p>0,105911330049261</text:p>
          </table:table-cell>
          <table:table-cell table:style-name="ce13" table:formula="of:=-(1/[.$B$6])*LN(1-[.E23])" office:value-type="float" office:value="5.80487253446314" calcext:value-type="float">
            <text:p>5,8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style-name="ce11" table:formula="of:=([.D24]-0.5)/[.$B$2]" office:value-type="float" office:value="0.110837438423645" calcext:value-type="float">
            <text:p>0,110837438423645</text:p>
          </table:table-cell>
          <table:table-cell table:style-name="ce13" table:formula="of:=-(1/[.$B$6])*LN(1-[.E24])" office:value-type="float" office:value="6.09134959879769" calcext:value-type="float">
            <text:p>6,0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11" table:formula="of:=([.D25]-0.5)/[.$B$2]" office:value-type="float" office:value="0.11576354679803" calcext:value-type="float">
            <text:p>0,11576354679803</text:p>
          </table:table-cell>
          <table:table-cell table:style-name="ce13" table:formula="of:=-(1/[.$B$6])*LN(1-[.E25])" office:value-type="float" office:value="6.37941821054296" calcext:value-type="float">
            <text:p>6,3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5" calcext:value-type="float">
            <text:p>25</text:p>
          </table:table-cell>
          <table:table-cell table:style-name="ce11" table:formula="of:=([.D26]-0.5)/[.$B$2]" office:value-type="float" office:value="0.120689655172414" calcext:value-type="float">
            <text:p>0,120689655172414</text:p>
          </table:table-cell>
          <table:table-cell table:style-name="ce13" table:formula="of:=-(1/[.$B$6])*LN(1-[.E26])" office:value-type="float" office:value="6.66909615248946" calcext:value-type="float">
            <text:p>6,6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11" table:formula="of:=([.D27]-0.5)/[.$B$2]" office:value-type="float" office:value="0.125615763546798" calcext:value-type="float">
            <text:p>0,125615763546798</text:p>
          </table:table-cell>
          <table:table-cell table:style-name="ce13" table:formula="of:=-(1/[.$B$6])*LN(1-[.E27])" office:value-type="float" office:value="6.96040150714095" calcext:value-type="float">
            <text:p>6,9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11" table:formula="of:=([.D28]-0.5)/[.$B$2]" office:value-type="float" office:value="0.130541871921182" calcext:value-type="float">
            <text:p>0,130541871921182</text:p>
          </table:table-cell>
          <table:table-cell table:style-name="ce13" table:formula="of:=-(1/[.$B$6])*LN(1-[.E28])" office:value-type="float" office:value="7.25335266348745" calcext:value-type="float">
            <text:p>7,2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11" table:formula="of:=([.D29]-0.5)/[.$B$2]" office:value-type="float" office:value="0.135467980295567" calcext:value-type="float">
            <text:p>0,135467980295567</text:p>
          </table:table-cell>
          <table:table-cell table:style-name="ce13" table:formula="of:=-(1/[.$B$6])*LN(1-[.E29])" office:value-type="float" office:value="7.54796832397114" calcext:value-type="float">
            <text:p>7,5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style-name="ce11" table:formula="of:=([.D30]-0.5)/[.$B$2]" office:value-type="float" office:value="0.140394088669951" calcext:value-type="float">
            <text:p>0,140394088669951</text:p>
          </table:table-cell>
          <table:table-cell table:style-name="ce13" table:formula="of:=-(1/[.$B$6])*LN(1-[.E30])" office:value-type="float" office:value="7.84426751165071" calcext:value-type="float">
            <text:p>7,8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11" table:formula="of:=([.D31]-0.5)/[.$B$2]" office:value-type="float" office:value="0.145320197044335" calcext:value-type="float">
            <text:p>0,145320197044335</text:p>
          </table:table-cell>
          <table:table-cell table:style-name="ce13" table:formula="of:=-(1/[.$B$6])*LN(1-[.E31])" office:value-type="float" office:value="8.14226957757241" calcext:value-type="float">
            <text:p>8,1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style-name="ce11" table:formula="of:=([.D32]-0.5)/[.$B$2]" office:value-type="float" office:value="0.150246305418719" calcext:value-type="float">
            <text:p>0,150246305418719</text:p>
          </table:table-cell>
          <table:table-cell table:style-name="ce13" table:formula="of:=-(1/[.$B$6])*LN(1-[.E32])" office:value-type="float" office:value="8.44199420835342" calcext:value-type="float">
            <text:p>8,4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11" table:formula="of:=([.D33]-0.5)/[.$B$2]" office:value-type="float" office:value="0.155172413793103" calcext:value-type="float">
            <text:p>0,155172413793103</text:p>
          </table:table-cell>
          <table:table-cell table:style-name="ce13" table:formula="of:=-(1/[.$B$6])*LN(1-[.E33])" office:value-type="float" office:value="8.74346143398596" calcext:value-type="float">
            <text:p>8,7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11" table:formula="of:=([.D34]-0.5)/[.$B$2]" office:value-type="float" office:value="0.160098522167488" calcext:value-type="float">
            <text:p>0,160098522167488</text:p>
          </table:table-cell>
          <table:table-cell table:style-name="ce13" table:formula="of:=-(1/[.$B$6])*LN(1-[.E34])" office:value-type="float" office:value="9.04669163586968" calcext:value-type="float">
            <text:p>9,0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4" calcext:value-type="float">
            <text:p>34</text:p>
          </table:table-cell>
          <table:table-cell table:style-name="ce11" table:formula="of:=([.D35]-0.5)/[.$B$2]" office:value-type="float" office:value="0.165024630541872" calcext:value-type="float">
            <text:p>0,165024630541872</text:p>
          </table:table-cell>
          <table:table-cell table:style-name="ce13" table:formula="of:=-(1/[.$B$6])*LN(1-[.E35])" office:value-type="float" office:value="9.3517055550799" calcext:value-type="float">
            <text:p>9,3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5" calcext:value-type="float">
            <text:p>35</text:p>
          </table:table-cell>
          <table:table-cell table:style-name="ce11" table:formula="of:=([.D36]-0.5)/[.$B$2]" office:value-type="float" office:value="0.169950738916256" calcext:value-type="float">
            <text:p>0,169950738916256</text:p>
          </table:table-cell>
          <table:table-cell table:style-name="ce13" table:formula="of:=-(1/[.$B$6])*LN(1-[.E36])" office:value-type="float" office:value="9.65852430088117" calcext:value-type="float">
            <text:p>9,6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6" calcext:value-type="float">
            <text:p>36</text:p>
          </table:table-cell>
          <table:table-cell table:style-name="ce11" table:formula="of:=([.D37]-0.5)/[.$B$2]" office:value-type="float" office:value="0.17487684729064" calcext:value-type="float">
            <text:p>0,17487684729064</text:p>
          </table:table-cell>
          <table:table-cell table:style-name="ce13" table:formula="of:=-(1/[.$B$6])*LN(1-[.E37])" office:value-type="float" office:value="9.96716935949352" calcext:value-type="float">
            <text:p>9,9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7" calcext:value-type="float">
            <text:p>37</text:p>
          </table:table-cell>
          <table:table-cell table:style-name="ce11" table:formula="of:=([.D38]-0.5)/[.$B$2]" office:value-type="float" office:value="0.179802955665025" calcext:value-type="float">
            <text:p>0,179802955665025</text:p>
          </table:table-cell>
          <table:table-cell table:style-name="ce13" table:formula="of:=-(1/[.$B$6])*LN(1-[.E38])" office:value-type="float" office:value="10.2776626031216" calcext:value-type="float">
            <text:p>10,2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8" calcext:value-type="float">
            <text:p>38</text:p>
          </table:table-cell>
          <table:table-cell table:style-name="ce11" table:formula="of:=([.D39]-0.5)/[.$B$2]" office:value-type="float" office:value="0.184729064039409" calcext:value-type="float">
            <text:p>0,184729064039409</text:p>
          </table:table-cell>
          <table:table-cell table:style-name="ce13" table:formula="of:=-(1/[.$B$6])*LN(1-[.E39])" office:value-type="float" office:value="10.5900262992556" calcext:value-type="float">
            <text:p>10,5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9" calcext:value-type="float">
            <text:p>39</text:p>
          </table:table-cell>
          <table:table-cell table:style-name="ce11" table:formula="of:=([.D40]-0.5)/[.$B$2]" office:value-type="float" office:value="0.189655172413793" calcext:value-type="float">
            <text:p>0,189655172413793</text:p>
          </table:table-cell>
          <table:table-cell table:style-name="ce13" table:formula="of:=-(1/[.$B$6])*LN(1-[.E40])" office:value-type="float" office:value="10.9042831202539" calcext:value-type="float">
            <text:p>10,9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11" table:formula="of:=([.D41]-0.5)/[.$B$2]" office:value-type="float" office:value="0.194581280788177" calcext:value-type="float">
            <text:p>0,194581280788177</text:p>
          </table:table-cell>
          <table:table-cell table:style-name="ce13" table:formula="of:=-(1/[.$B$6])*LN(1-[.E41])" office:value-type="float" office:value="11.2204561532185" calcext:value-type="float">
            <text:p>11,2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1" calcext:value-type="float">
            <text:p>41</text:p>
          </table:table-cell>
          <table:table-cell table:style-name="ce11" table:formula="of:=([.D42]-0.5)/[.$B$2]" office:value-type="float" office:value="0.199507389162562" calcext:value-type="float">
            <text:p>0,199507389162562</text:p>
          </table:table-cell>
          <table:table-cell table:style-name="ce13" table:formula="of:=-(1/[.$B$6])*LN(1-[.E42])" office:value-type="float" office:value="11.5385689101726" calcext:value-type="float">
            <text:p>11,5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style-name="ce11" table:formula="of:=([.D43]-0.5)/[.$B$2]" office:value-type="float" office:value="0.204433497536946" calcext:value-type="float">
            <text:p>0,204433497536946</text:p>
          </table:table-cell>
          <table:table-cell table:style-name="ce13" table:formula="of:=-(1/[.$B$6])*LN(1-[.E43])" office:value-type="float" office:value="11.8586453385525" calcext:value-type="float">
            <text:p>11,8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style-name="ce11" table:formula="of:=([.D44]-0.5)/[.$B$2]" office:value-type="float" office:value="0.20935960591133" calcext:value-type="float">
            <text:p>0,20935960591133</text:p>
          </table:table-cell>
          <table:table-cell table:style-name="ce13" table:formula="of:=-(1/[.$B$6])*LN(1-[.E44])" office:value-type="float" office:value="12.1807098320261" calcext:value-type="float">
            <text:p>12,1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style-name="ce11" table:formula="of:=([.D45]-0.5)/[.$B$2]" office:value-type="float" office:value="0.214285714285714" calcext:value-type="float">
            <text:p>0,214285714285714</text:p>
          </table:table-cell>
          <table:table-cell table:style-name="ce13" table:formula="of:=-(1/[.$B$6])*LN(1-[.E45])" office:value-type="float" office:value="12.5047872416481" calcext:value-type="float">
            <text:p>12,5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11" table:formula="of:=([.D46]-0.5)/[.$B$2]" office:value-type="float" office:value="0.219211822660099" calcext:value-type="float">
            <text:p>0,219211822660099</text:p>
          </table:table-cell>
          <table:table-cell table:style-name="ce13" table:formula="of:=-(1/[.$B$6])*LN(1-[.E46])" office:value-type="float" office:value="12.8309028873674" calcext:value-type="float">
            <text:p>12,8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style-name="ce11" table:formula="of:=([.D47]-0.5)/[.$B$2]" office:value-type="float" office:value="0.224137931034483" calcext:value-type="float">
            <text:p>0,224137931034483</text:p>
          </table:table-cell>
          <table:table-cell table:style-name="ce13" table:formula="of:=-(1/[.$B$6])*LN(1-[.E47])" office:value-type="float" office:value="13.1590825698977" calcext:value-type="float">
            <text:p>13,1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style-name="ce11" table:formula="of:=([.D48]-0.5)/[.$B$2]" office:value-type="float" office:value="0.229064039408867" calcext:value-type="float">
            <text:p>0,229064039408867</text:p>
          </table:table-cell>
          <table:table-cell table:style-name="ce13" table:formula="of:=-(1/[.$B$6])*LN(1-[.E48])" office:value-type="float" office:value="13.4893525829664" calcext:value-type="float">
            <text:p>13,4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11" table:formula="of:=([.D49]-0.5)/[.$B$2]" office:value-type="float" office:value="0.233990147783251" calcext:value-type="float">
            <text:p>0,233990147783251</text:p>
          </table:table-cell>
          <table:table-cell table:style-name="ce13" table:formula="of:=-(1/[.$B$6])*LN(1-[.E49])" office:value-type="float" office:value="13.8217397259567" calcext:value-type="float">
            <text:p>13,82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style-name="ce11" table:formula="of:=([.D50]-0.5)/[.$B$2]" office:value-type="float" office:value="0.238916256157635" calcext:value-type="float">
            <text:p>0,238916256157635</text:p>
          </table:table-cell>
          <table:table-cell table:style-name="ce13" table:formula="of:=-(1/[.$B$6])*LN(1-[.E50])" office:value-type="float" office:value="14.1562713169565" calcext:value-type="float">
            <text:p>14,1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11" table:formula="of:=([.D51]-0.5)/[.$B$2]" office:value-type="float" office:value="0.24384236453202" calcext:value-type="float">
            <text:p>0,24384236453202</text:p>
          </table:table-cell>
          <table:table-cell table:style-name="ce13" table:formula="of:=-(1/[.$B$6])*LN(1-[.E51])" office:value-type="float" office:value="14.4929752062316" calcext:value-type="float">
            <text:p>14,4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1" calcext:value-type="float">
            <text:p>51</text:p>
          </table:table-cell>
          <table:table-cell table:style-name="ce11" table:formula="of:=([.D52]-0.5)/[.$B$2]" office:value-type="float" office:value="0.248768472906404" calcext:value-type="float">
            <text:p>0,248768472906404</text:p>
          </table:table-cell>
          <table:table-cell table:style-name="ce13" table:formula="of:=-(1/[.$B$6])*LN(1-[.E52])" office:value-type="float" office:value="14.831879790139" calcext:value-type="float">
            <text:p>14,8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2" calcext:value-type="float">
            <text:p>52</text:p>
          </table:table-cell>
          <table:table-cell table:style-name="ce11" table:formula="of:=([.D53]-0.5)/[.$B$2]" office:value-type="float" office:value="0.253694581280788" calcext:value-type="float">
            <text:p>0,253694581280788</text:p>
          </table:table-cell>
          <table:table-cell table:style-name="ce13" table:formula="of:=-(1/[.$B$6])*LN(1-[.E53])" office:value-type="float" office:value="15.1730140254986" calcext:value-type="float">
            <text:p>15,17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3" calcext:value-type="float">
            <text:p>53</text:p>
          </table:table-cell>
          <table:table-cell table:style-name="ce11" table:formula="of:=([.D54]-0.5)/[.$B$2]" office:value-type="float" office:value="0.258620689655172" calcext:value-type="float">
            <text:p>0,258620689655172</text:p>
          </table:table-cell>
          <table:table-cell table:style-name="ce13" table:formula="of:=-(1/[.$B$6])*LN(1-[.E54])" office:value-type="float" office:value="15.5164074444392" calcext:value-type="float">
            <text:p>15,5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4" calcext:value-type="float">
            <text:p>54</text:p>
          </table:table-cell>
          <table:table-cell table:style-name="ce11" table:formula="of:=([.D55]-0.5)/[.$B$2]" office:value-type="float" office:value="0.263546798029557" calcext:value-type="float">
            <text:p>0,263546798029557</text:p>
          </table:table-cell>
          <table:table-cell table:style-name="ce13" table:formula="of:=-(1/[.$B$6])*LN(1-[.E55])" office:value-type="float" office:value="15.8620901697413" calcext:value-type="float">
            <text:p>15,8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5" calcext:value-type="float">
            <text:p>55</text:p>
          </table:table-cell>
          <table:table-cell table:style-name="ce11" table:formula="of:=([.D56]-0.5)/[.$B$2]" office:value-type="float" office:value="0.268472906403941" calcext:value-type="float">
            <text:p>0,268472906403941</text:p>
          </table:table-cell>
          <table:table-cell table:style-name="ce13" table:formula="of:=-(1/[.$B$6])*LN(1-[.E56])" office:value-type="float" office:value="16.2100929306927" calcext:value-type="float">
            <text:p>16,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6" calcext:value-type="float">
            <text:p>56</text:p>
          </table:table-cell>
          <table:table-cell table:style-name="ce11" table:formula="of:=([.D57]-0.5)/[.$B$2]" office:value-type="float" office:value="0.273399014778325" calcext:value-type="float">
            <text:p>0,273399014778325</text:p>
          </table:table-cell>
          <table:table-cell table:style-name="ce13" table:formula="of:=-(1/[.$B$6])*LN(1-[.E57])" office:value-type="float" office:value="16.5604470794822" calcext:value-type="float">
            <text:p>16,5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7" calcext:value-type="float">
            <text:p>57</text:p>
          </table:table-cell>
          <table:table-cell table:style-name="ce11" table:formula="of:=([.D58]-0.5)/[.$B$2]" office:value-type="float" office:value="0.278325123152709" calcext:value-type="float">
            <text:p>0,278325123152709</text:p>
          </table:table-cell>
          <table:table-cell table:style-name="ce13" table:formula="of:=-(1/[.$B$6])*LN(1-[.E58])" office:value-type="float" office:value="16.9131846081487" calcext:value-type="float">
            <text:p>16,9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8" calcext:value-type="float">
            <text:p>58</text:p>
          </table:table-cell>
          <table:table-cell table:style-name="ce11" table:formula="of:=([.D59]-0.5)/[.$B$2]" office:value-type="float" office:value="0.283251231527094" calcext:value-type="float">
            <text:p>0,283251231527094</text:p>
          </table:table-cell>
          <table:table-cell table:style-name="ce13" table:formula="of:=-(1/[.$B$6])*LN(1-[.E59])" office:value-type="float" office:value="17.2683381661119" calcext:value-type="float">
            <text:p>17,27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59" calcext:value-type="float">
            <text:p>59</text:p>
          </table:table-cell>
          <table:table-cell table:style-name="ce11" table:formula="of:=([.D60]-0.5)/[.$B$2]" office:value-type="float" office:value="0.288177339901478" calcext:value-type="float">
            <text:p>0,288177339901478</text:p>
          </table:table-cell>
          <table:table-cell table:style-name="ce13" table:formula="of:=-(1/[.$B$6])*LN(1-[.E60])" office:value-type="float" office:value="17.6259410783073" calcext:value-type="float">
            <text:p>17,63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11" table:formula="of:=([.D61]-0.5)/[.$B$2]" office:value-type="float" office:value="0.293103448275862" calcext:value-type="float">
            <text:p>0,293103448275862</text:p>
          </table:table-cell>
          <table:table-cell table:style-name="ce13" table:formula="of:=-(1/[.$B$6])*LN(1-[.E61])" office:value-type="float" office:value="17.9860273639511" calcext:value-type="float">
            <text:p>17,99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1" calcext:value-type="float">
            <text:p>61</text:p>
          </table:table-cell>
          <table:table-cell table:style-name="ce11" table:formula="of:=([.D62]-0.5)/[.$B$2]" office:value-type="float" office:value="0.298029556650246" calcext:value-type="float">
            <text:p>0,298029556650246</text:p>
          </table:table-cell>
          <table:table-cell table:style-name="ce13" table:formula="of:=-(1/[.$B$6])*LN(1-[.E62])" office:value-type="float" office:value="18.3486317559607" calcext:value-type="float">
            <text:p>18,3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2" calcext:value-type="float">
            <text:p>62</text:p>
          </table:table-cell>
          <table:table-cell table:style-name="ce11" table:formula="of:=([.D63]-0.5)/[.$B$2]" office:value-type="float" office:value="0.302955665024631" calcext:value-type="float">
            <text:p>0,302955665024631</text:p>
          </table:table-cell>
          <table:table-cell table:style-name="ce13" table:formula="of:=-(1/[.$B$6])*LN(1-[.E63])" office:value-type="float" office:value="18.7137897210597" calcext:value-type="float">
            <text:p>18,7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3" calcext:value-type="float">
            <text:p>63</text:p>
          </table:table-cell>
          <table:table-cell table:style-name="ce11" table:formula="of:=([.D64]-0.5)/[.$B$2]" office:value-type="float" office:value="0.307881773399015" calcext:value-type="float">
            <text:p>0,307881773399015</text:p>
          </table:table-cell>
          <table:table-cell table:style-name="ce13" table:formula="of:=-(1/[.$B$6])*LN(1-[.E64])" office:value-type="float" office:value="19.0815374805952" calcext:value-type="float">
            <text:p>19,0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4" calcext:value-type="float">
            <text:p>64</text:p>
          </table:table-cell>
          <table:table-cell table:style-name="ce11" table:formula="of:=([.D65]-0.5)/[.$B$2]" office:value-type="float" office:value="0.312807881773399" calcext:value-type="float">
            <text:p>0,312807881773399</text:p>
          </table:table-cell>
          <table:table-cell table:style-name="ce13" table:formula="of:=-(1/[.$B$6])*LN(1-[.E65])" office:value-type="float" office:value="19.4519120320992" calcext:value-type="float">
            <text:p>19,4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5" calcext:value-type="float">
            <text:p>65</text:p>
          </table:table-cell>
          <table:table-cell table:style-name="ce11" table:formula="of:=([.D66]-0.5)/[.$B$2]" office:value-type="float" office:value="0.317733990147783" calcext:value-type="float">
            <text:p>0,317733990147783</text:p>
          </table:table-cell>
          <table:table-cell table:style-name="ce13" table:formula="of:=-(1/[.$B$6])*LN(1-[.E66])" office:value-type="float" office:value="19.8249511716252" calcext:value-type="float">
            <text:p>19,8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6" calcext:value-type="float">
            <text:p>66</text:p>
          </table:table-cell>
          <table:table-cell table:style-name="ce11" table:formula="of:=([.D67]-0.5)/[.$B$2]" office:value-type="float" office:value="0.322660098522167" calcext:value-type="float">
            <text:p>0,322660098522167</text:p>
          </table:table-cell>
          <table:table-cell table:style-name="ce13" table:formula="of:=-(1/[.$B$6])*LN(1-[.E67])" office:value-type="float" office:value="20.2006935168941" calcext:value-type="float">
            <text:p>20,2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7" calcext:value-type="float">
            <text:p>67</text:p>
          </table:table-cell>
          <table:table-cell table:style-name="ce11" table:formula="of:=([.D68]-0.5)/[.$B$2]" office:value-type="float" office:value="0.327586206896552" calcext:value-type="float">
            <text:p>0,327586206896552</text:p>
          </table:table-cell>
          <table:table-cell table:style-name="ce13" table:formula="of:=-(1/[.$B$6])*LN(1-[.E68])" office:value-type="float" office:value="20.5791785312855" calcext:value-type="float">
            <text:p>20,5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8" calcext:value-type="float">
            <text:p>68</text:p>
          </table:table-cell>
          <table:table-cell table:style-name="ce11" table:formula="of:=([.D69]-0.5)/[.$B$2]" office:value-type="float" office:value="0.332512315270936" calcext:value-type="float">
            <text:p>0,332512315270936</text:p>
          </table:table-cell>
          <table:table-cell table:style-name="ce13" table:formula="of:=-(1/[.$B$6])*LN(1-[.E69])" office:value-type="float" office:value="20.9604465487099" calcext:value-type="float">
            <text:p>20,9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69" calcext:value-type="float">
            <text:p>69</text:p>
          </table:table-cell>
          <table:table-cell table:style-name="ce11" table:formula="of:=([.D70]-0.5)/[.$B$2]" office:value-type="float" office:value="0.33743842364532" calcext:value-type="float">
            <text:p>0,33743842364532</text:p>
          </table:table-cell>
          <table:table-cell table:style-name="ce13" table:formula="of:=-(1/[.$B$6])*LN(1-[.E70])" office:value-type="float" office:value="21.3445387994033" calcext:value-type="float">
            <text:p>21,3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0" calcext:value-type="float">
            <text:p>70</text:p>
          </table:table-cell>
          <table:table-cell table:style-name="ce11" table:formula="of:=([.D71]-0.5)/[.$B$2]" office:value-type="float" office:value="0.342364532019704" calcext:value-type="float">
            <text:p>0,342364532019704</text:p>
          </table:table-cell>
          <table:table-cell table:style-name="ce13" table:formula="of:=-(1/[.$B$6])*LN(1-[.E71])" office:value-type="float" office:value="21.7314974366838" calcext:value-type="float">
            <text:p>21,73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1" calcext:value-type="float">
            <text:p>71</text:p>
          </table:table-cell>
          <table:table-cell table:style-name="ce11" table:formula="of:=([.D72]-0.5)/[.$B$2]" office:value-type="float" office:value="0.347290640394089" calcext:value-type="float">
            <text:p>0,347290640394089</text:p>
          </table:table-cell>
          <table:table-cell table:style-name="ce13" table:formula="of:=-(1/[.$B$6])*LN(1-[.E72])" office:value-type="float" office:value="22.1213655647136" calcext:value-type="float">
            <text:p>22,12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2" calcext:value-type="float">
            <text:p>72</text:p>
          </table:table-cell>
          <table:table-cell table:style-name="ce11" table:formula="of:=([.D73]-0.5)/[.$B$2]" office:value-type="float" office:value="0.352216748768473" calcext:value-type="float">
            <text:p>0,352216748768473</text:p>
          </table:table-cell>
          <table:table-cell table:style-name="ce13" table:formula="of:=-(1/[.$B$6])*LN(1-[.E73])" office:value-type="float" office:value="22.5141872673138" calcext:value-type="float">
            <text:p>22,5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3" calcext:value-type="float">
            <text:p>73</text:p>
          </table:table-cell>
          <table:table-cell table:style-name="ce11" table:formula="of:=([.D74]-0.5)/[.$B$2]" office:value-type="float" office:value="0.357142857142857" calcext:value-type="float">
            <text:p>0,357142857142857</text:p>
          </table:table-cell>
          <table:table-cell table:style-name="ce13" table:formula="of:=-(1/[.$B$6])*LN(1-[.E74])" office:value-type="float" office:value="22.9100076378777" calcext:value-type="float">
            <text:p>22,9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4" calcext:value-type="float">
            <text:p>74</text:p>
          </table:table-cell>
          <table:table-cell table:style-name="ce11" table:formula="of:=([.D75]-0.5)/[.$B$2]" office:value-type="float" office:value="0.362068965517241" calcext:value-type="float">
            <text:p>0,362068965517241</text:p>
          </table:table-cell>
          <table:table-cell table:style-name="ce13" table:formula="of:=-(1/[.$B$6])*LN(1-[.E75])" office:value-type="float" office:value="23.308872810436" calcext:value-type="float">
            <text:p>23,3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5" calcext:value-type="float">
            <text:p>75</text:p>
          </table:table-cell>
          <table:table-cell table:style-name="ce11" table:formula="of:=([.D76]-0.5)/[.$B$2]" office:value-type="float" office:value="0.366995073891626" calcext:value-type="float">
            <text:p>0,366995073891626</text:p>
          </table:table-cell>
          <table:table-cell table:style-name="ce13" table:formula="of:=-(1/[.$B$6])*LN(1-[.E76])" office:value-type="float" office:value="23.7108299919249" calcext:value-type="float">
            <text:p>23,7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6" calcext:value-type="float">
            <text:p>76</text:p>
          </table:table-cell>
          <table:table-cell table:style-name="ce11" table:formula="of:=([.D77]-0.5)/[.$B$2]" office:value-type="float" office:value="0.37192118226601" calcext:value-type="float">
            <text:p>0,37192118226601</text:p>
          </table:table-cell>
          <table:table-cell table:style-name="ce13" table:formula="of:=-(1/[.$B$6])*LN(1-[.E77])" office:value-type="float" office:value="24.1159274957155" calcext:value-type="float">
            <text:p>24,12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7" calcext:value-type="float">
            <text:p>77</text:p>
          </table:table-cell>
          <table:table-cell table:style-name="ce11" table:formula="of:=([.D78]-0.5)/[.$B$2]" office:value-type="float" office:value="0.376847290640394" calcext:value-type="float">
            <text:p>0,376847290640394</text:p>
          </table:table-cell>
          <table:table-cell table:style-name="ce13" table:formula="of:=-(1/[.$B$6])*LN(1-[.E78])" office:value-type="float" office:value="24.5242147764629" calcext:value-type="float">
            <text:p>24,5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8" calcext:value-type="float">
            <text:p>78</text:p>
          </table:table-cell>
          <table:table-cell table:style-name="ce11" table:formula="of:=([.D79]-0.5)/[.$B$2]" office:value-type="float" office:value="0.381773399014778" calcext:value-type="float">
            <text:p>0,381773399014778</text:p>
          </table:table-cell>
          <table:table-cell table:style-name="ce13" table:formula="of:=-(1/[.$B$6])*LN(1-[.E79])" office:value-type="float" office:value="24.9357424663383" calcext:value-type="float">
            <text:p>24,9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79" calcext:value-type="float">
            <text:p>79</text:p>
          </table:table-cell>
          <table:table-cell table:style-name="ce11" table:formula="of:=([.D80]-0.5)/[.$B$2]" office:value-type="float" office:value="0.386699507389163" calcext:value-type="float">
            <text:p>0,386699507389163</text:p>
          </table:table-cell>
          <table:table-cell table:style-name="ce13" table:formula="of:=-(1/[.$B$6])*LN(1-[.E80])" office:value-type="float" office:value="25.350562412711" calcext:value-type="float">
            <text:p>25,3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11" table:formula="of:=([.D81]-0.5)/[.$B$2]" office:value-type="float" office:value="0.391625615763547" calcext:value-type="float">
            <text:p>0,391625615763547</text:p>
          </table:table-cell>
          <table:table-cell table:style-name="ce13" table:formula="of:=-(1/[.$B$6])*LN(1-[.E81])" office:value-type="float" office:value="25.7687277173485" calcext:value-type="float">
            <text:p>25,77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1" calcext:value-type="float">
            <text:p>81</text:p>
          </table:table-cell>
          <table:table-cell table:style-name="ce11" table:formula="of:=([.D82]-0.5)/[.$B$2]" office:value-type="float" office:value="0.396551724137931" calcext:value-type="float">
            <text:p>0,396551724137931</text:p>
          </table:table-cell>
          <table:table-cell table:style-name="ce13" table:formula="of:=-(1/[.$B$6])*LN(1-[.E82])" office:value-type="float" office:value="26.190292777212" calcext:value-type="float">
            <text:p>26,1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2" calcext:value-type="float">
            <text:p>82</text:p>
          </table:table-cell>
          <table:table-cell table:style-name="ce11" table:formula="of:=([.D83]-0.5)/[.$B$2]" office:value-type="float" office:value="0.401477832512315" calcext:value-type="float">
            <text:p>0,401477832512315</text:p>
          </table:table-cell>
          <table:table-cell table:style-name="ce13" table:formula="of:=-(1/[.$B$6])*LN(1-[.E83])" office:value-type="float" office:value="26.6153133269223" calcext:value-type="float">
            <text:p>26,62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3" calcext:value-type="float">
            <text:p>83</text:p>
          </table:table-cell>
          <table:table-cell table:style-name="ce11" table:formula="of:=([.D84]-0.5)/[.$B$2]" office:value-type="float" office:value="0.406403940886699" calcext:value-type="float">
            <text:p>0,406403940886699</text:p>
          </table:table-cell>
          <table:table-cell table:style-name="ce13" table:formula="of:=-(1/[.$B$6])*LN(1-[.E84])" office:value-type="float" office:value="27.0438464829813" calcext:value-type="float">
            <text:p>27,0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4" calcext:value-type="float">
            <text:p>84</text:p>
          </table:table-cell>
          <table:table-cell table:style-name="ce11" table:formula="of:=([.D85]-0.5)/[.$B$2]" office:value-type="float" office:value="0.411330049261084" calcext:value-type="float">
            <text:p>0,411330049261084</text:p>
          </table:table-cell>
          <table:table-cell table:style-name="ce13" table:formula="of:=-(1/[.$B$6])*LN(1-[.E85])" office:value-type="float" office:value="27.4759507898363" calcext:value-type="float">
            <text:p>27,48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5" calcext:value-type="float">
            <text:p>85</text:p>
          </table:table-cell>
          <table:table-cell table:style-name="ce11" table:formula="of:=([.D86]-0.5)/[.$B$2]" office:value-type="float" office:value="0.416256157635468" calcext:value-type="float">
            <text:p>0,416256157635468</text:p>
          </table:table-cell>
          <table:table-cell table:style-name="ce13" table:formula="of:=-(1/[.$B$6])*LN(1-[.E86])" office:value-type="float" office:value="27.9116862678791" calcext:value-type="float">
            <text:p>27,91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6" calcext:value-type="float">
            <text:p>86</text:p>
          </table:table-cell>
          <table:table-cell table:style-name="ce11" table:formula="of:=([.D87]-0.5)/[.$B$2]" office:value-type="float" office:value="0.421182266009852" calcext:value-type="float">
            <text:p>0,421182266009852</text:p>
          </table:table-cell>
          <table:table-cell table:style-name="ce13" table:formula="of:=-(1/[.$B$6])*LN(1-[.E87])" office:value-type="float" office:value="28.3511144634799" calcext:value-type="float">
            <text:p>28,3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7" calcext:value-type="float">
            <text:p>87</text:p>
          </table:table-cell>
          <table:table-cell table:style-name="ce11" table:formula="of:=([.D88]-0.5)/[.$B$2]" office:value-type="float" office:value="0.426108374384236" calcext:value-type="float">
            <text:p>0,426108374384236</text:p>
          </table:table-cell>
          <table:table-cell table:style-name="ce13" table:formula="of:=-(1/[.$B$6])*LN(1-[.E88])" office:value-type="float" office:value="28.794298501159" calcext:value-type="float">
            <text:p>28,79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8" calcext:value-type="float">
            <text:p>88</text:p>
          </table:table-cell>
          <table:table-cell table:style-name="ce11" table:formula="of:=([.D89]-0.5)/[.$B$2]" office:value-type="float" office:value="0.431034482758621" calcext:value-type="float">
            <text:p>0,431034482758621</text:p>
          </table:table-cell>
          <table:table-cell table:style-name="ce13" table:formula="of:=-(1/[.$B$6])*LN(1-[.E89])" office:value-type="float" office:value="29.2413031380071" calcext:value-type="float">
            <text:p>29,24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89" calcext:value-type="float">
            <text:p>89</text:p>
          </table:table-cell>
          <table:table-cell table:style-name="ce11" table:formula="of:=([.D90]-0.5)/[.$B$2]" office:value-type="float" office:value="0.435960591133005" calcext:value-type="float">
            <text:p>0,435960591133005</text:p>
          </table:table-cell>
          <table:table-cell table:style-name="ce13" table:formula="of:=-(1/[.$B$6])*LN(1-[.E90])" office:value-type="float" office:value="29.6921948204725" calcext:value-type="float">
            <text:p>29,69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11" table:formula="of:=([.D91]-0.5)/[.$B$2]" office:value-type="float" office:value="0.440886699507389" calcext:value-type="float">
            <text:p>0,440886699507389</text:p>
          </table:table-cell>
          <table:table-cell table:style-name="ce13" table:formula="of:=-(1/[.$B$6])*LN(1-[.E91])" office:value-type="float" office:value="30.1470417436384" calcext:value-type="float">
            <text:p>30,1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1" calcext:value-type="float">
            <text:p>91</text:p>
          </table:table-cell>
          <table:table-cell table:style-name="ce11" table:formula="of:=([.D92]-0.5)/[.$B$2]" office:value-type="float" office:value="0.445812807881773" calcext:value-type="float">
            <text:p>0,445812807881773</text:p>
          </table:table-cell>
          <table:table-cell table:style-name="ce13" table:formula="of:=-(1/[.$B$6])*LN(1-[.E92])" office:value-type="float" office:value="30.6059139131237" calcext:value-type="float">
            <text:p>30,6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2" calcext:value-type="float">
            <text:p>92</text:p>
          </table:table-cell>
          <table:table-cell table:style-name="ce11" table:formula="of:=([.D93]-0.5)/[.$B$2]" office:value-type="float" office:value="0.450738916256158" calcext:value-type="float">
            <text:p>0,450738916256158</text:p>
          </table:table-cell>
          <table:table-cell table:style-name="ce13" table:formula="of:=-(1/[.$B$6])*LN(1-[.E93])" office:value-type="float" office:value="31.068883209747" calcext:value-type="float">
            <text:p>31,0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3" calcext:value-type="float">
            <text:p>93</text:p>
          </table:table-cell>
          <table:table-cell table:style-name="ce11" table:formula="of:=([.D94]-0.5)/[.$B$2]" office:value-type="float" office:value="0.455665024630542" calcext:value-type="float">
            <text:p>0,455665024630542</text:p>
          </table:table-cell>
          <table:table-cell table:style-name="ce13" table:formula="of:=-(1/[.$B$6])*LN(1-[.E94])" office:value-type="float" office:value="31.5360234571033" calcext:value-type="float">
            <text:p>31,54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4" calcext:value-type="float">
            <text:p>94</text:p>
          </table:table-cell>
          <table:table-cell table:style-name="ce11" table:formula="of:=([.D95]-0.5)/[.$B$2]" office:value-type="float" office:value="0.460591133004926" calcext:value-type="float">
            <text:p>0,460591133004926</text:p>
          </table:table-cell>
          <table:table-cell table:style-name="ce13" table:formula="of:=-(1/[.$B$6])*LN(1-[.E95])" office:value-type="float" office:value="32.0074104922136" calcext:value-type="float">
            <text:p>32,0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5" calcext:value-type="float">
            <text:p>95</text:p>
          </table:table-cell>
          <table:table-cell table:style-name="ce11" table:formula="of:=([.D96]-0.5)/[.$B$2]" office:value-type="float" office:value="0.46551724137931" calcext:value-type="float">
            <text:p>0,46551724137931</text:p>
          </table:table-cell>
          <table:table-cell table:style-name="ce13" table:formula="of:=-(1/[.$B$6])*LN(1-[.E96])" office:value-type="float" office:value="32.4831222394136" calcext:value-type="float">
            <text:p>32,4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6" calcext:value-type="float">
            <text:p>96</text:p>
          </table:table-cell>
          <table:table-cell table:style-name="ce11" table:formula="of:=([.D97]-0.5)/[.$B$2]" office:value-type="float" office:value="0.470443349753695" calcext:value-type="float">
            <text:p>0,470443349753695</text:p>
          </table:table-cell>
          <table:table-cell table:style-name="ce13" table:formula="of:=-(1/[.$B$6])*LN(1-[.E97])" office:value-type="float" office:value="32.9632387876654" calcext:value-type="float">
            <text:p>32,9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7" calcext:value-type="float">
            <text:p>97</text:p>
          </table:table-cell>
          <table:table-cell table:style-name="ce11" table:formula="of:=([.D98]-0.5)/[.$B$2]" office:value-type="float" office:value="0.475369458128079" calcext:value-type="float">
            <text:p>0,475369458128079</text:p>
          </table:table-cell>
          <table:table-cell table:style-name="ce13" table:formula="of:=-(1/[.$B$6])*LN(1-[.E98])" office:value-type="float" office:value="33.44784247148" calcext:value-type="float">
            <text:p>33,4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8" calcext:value-type="float">
            <text:p>98</text:p>
          </table:table-cell>
          <table:table-cell table:style-name="ce11" table:formula="of:=([.D99]-0.5)/[.$B$2]" office:value-type="float" office:value="0.480295566502463" calcext:value-type="float">
            <text:p>0,480295566502463</text:p>
          </table:table-cell>
          <table:table-cell table:style-name="ce13" table:formula="of:=-(1/[.$B$6])*LN(1-[.E99])" office:value-type="float" office:value="33.9370179556589" calcext:value-type="float">
            <text:p>33,9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99" calcext:value-type="float">
            <text:p>99</text:p>
          </table:table-cell>
          <table:table-cell table:style-name="ce11" table:formula="of:=([.D100]-0.5)/[.$B$2]" office:value-type="float" office:value="0.485221674876847" calcext:value-type="float">
            <text:p>0,485221674876847</text:p>
          </table:table-cell>
          <table:table-cell table:style-name="ce13" table:formula="of:=-(1/[.$B$6])*LN(1-[.E100])" office:value-type="float" office:value="34.4308523240701" calcext:value-type="float">
            <text:p>34,43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11" table:formula="of:=([.D101]-0.5)/[.$B$2]" office:value-type="float" office:value="0.490147783251232" calcext:value-type="float">
            <text:p>0,490147783251232</text:p>
          </table:table-cell>
          <table:table-cell table:style-name="ce13" table:formula="of:=-(1/[.$B$6])*LN(1-[.E101])" office:value-type="float" office:value="34.9294351726925" calcext:value-type="float">
            <text:p>34,93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1" calcext:value-type="float">
            <text:p>101</text:p>
          </table:table-cell>
          <table:table-cell table:style-name="ce11" table:formula="of:=([.D102]-0.5)/[.$B$2]" office:value-type="float" office:value="0.495073891625616" calcext:value-type="float">
            <text:p>0,495073891625616</text:p>
          </table:table-cell>
          <table:table-cell table:style-name="ce13" table:formula="of:=-(1/[.$B$6])*LN(1-[.E102])" office:value-type="float" office:value="35.4328587071772" calcext:value-type="float">
            <text:p>35,43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2" calcext:value-type="float">
            <text:p>102</text:p>
          </table:table-cell>
          <table:table-cell table:style-name="ce11" table:formula="of:=([.D103]-0.5)/[.$B$2]" office:value-type="float" office:value="0.5" calcext:value-type="float">
            <text:p>0,5</text:p>
          </table:table-cell>
          <table:table-cell table:style-name="ce13" table:formula="of:=-(1/[.$B$6])*LN(1-[.E103])" office:value-type="float" office:value="35.9412178451921" calcext:value-type="float">
            <text:p>35,9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3" calcext:value-type="float">
            <text:p>103</text:p>
          </table:table-cell>
          <table:table-cell table:style-name="ce11" table:formula="of:=([.D104]-0.5)/[.$B$2]" office:value-type="float" office:value="0.504926108374384" calcext:value-type="float">
            <text:p>0,504926108374384</text:p>
          </table:table-cell>
          <table:table-cell table:style-name="ce13" table:formula="of:=-(1/[.$B$6])*LN(1-[.E104])" office:value-type="float" office:value="36.4546103238325" calcext:value-type="float">
            <text:p>36,4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11" table:formula="of:=([.D105]-0.5)/[.$B$2]" office:value-type="float" office:value="0.509852216748768" calcext:value-type="float">
            <text:p>0,509852216748768</text:p>
          </table:table-cell>
          <table:table-cell table:style-name="ce13" table:formula="of:=-(1/[.$B$6])*LN(1-[.E105])" office:value-type="float" office:value="36.9731368124031" calcext:value-type="float">
            <text:p>36,97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5" calcext:value-type="float">
            <text:p>105</text:p>
          </table:table-cell>
          <table:table-cell table:style-name="ce11" table:formula="of:=([.D106]-0.5)/[.$B$2]" office:value-type="float" office:value="0.514778325123153" calcext:value-type="float">
            <text:p>0,514778325123153</text:p>
          </table:table-cell>
          <table:table-cell table:style-name="ce13" table:formula="of:=-(1/[.$B$6])*LN(1-[.E106])" office:value-type="float" office:value="37.4969010308955" calcext:value-type="float">
            <text:p>37,50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6" calcext:value-type="float">
            <text:p>106</text:p>
          </table:table-cell>
          <table:table-cell table:style-name="ce11" table:formula="of:=([.D107]-0.5)/[.$B$2]" office:value-type="float" office:value="0.519704433497537" calcext:value-type="float">
            <text:p>0,519704433497537</text:p>
          </table:table-cell>
          <table:table-cell table:style-name="ce13" table:formula="of:=-(1/[.$B$6])*LN(1-[.E107])" office:value-type="float" office:value="38.0260098745115" calcext:value-type="float">
            <text:p>38,0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7" calcext:value-type="float">
            <text:p>107</text:p>
          </table:table-cell>
          <table:table-cell table:style-name="ce11" table:formula="of:=([.D108]-0.5)/[.$B$2]" office:value-type="float" office:value="0.524630541871921" calcext:value-type="float">
            <text:p>0,524630541871921</text:p>
          </table:table-cell>
          <table:table-cell table:style-name="ce13" table:formula="of:=-(1/[.$B$6])*LN(1-[.E108])" office:value-type="float" office:value="38.560573544606" calcext:value-type="float">
            <text:p>38,5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8" calcext:value-type="float">
            <text:p>108</text:p>
          </table:table-cell>
          <table:table-cell table:style-name="ce11" table:formula="of:=([.D109]-0.5)/[.$B$2]" office:value-type="float" office:value="0.529556650246305" calcext:value-type="float">
            <text:p>0,529556650246305</text:p>
          </table:table-cell>
          <table:table-cell table:style-name="ce13" table:formula="of:=-(1/[.$B$6])*LN(1-[.E109])" office:value-type="float" office:value="39.1007056864483" calcext:value-type="float">
            <text:p>39,1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09" calcext:value-type="float">
            <text:p>109</text:p>
          </table:table-cell>
          <table:table-cell table:style-name="ce11" table:formula="of:=([.D110]-0.5)/[.$B$2]" office:value-type="float" office:value="0.53448275862069" calcext:value-type="float">
            <text:p>0,53448275862069</text:p>
          </table:table-cell>
          <table:table-cell table:style-name="ce13" table:formula="of:=-(1/[.$B$6])*LN(1-[.E110])" office:value-type="float" office:value="39.6465235342367" calcext:value-type="float">
            <text:p>39,65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style-name="ce11" table:formula="of:=([.D111]-0.5)/[.$B$2]" office:value-type="float" office:value="0.539408866995074" calcext:value-type="float">
            <text:p>0,539408866995074</text:p>
          </table:table-cell>
          <table:table-cell table:style-name="ce13" table:formula="of:=-(1/[.$B$6])*LN(1-[.E111])" office:value-type="float" office:value="40.198148063825" calcext:value-type="float">
            <text:p>40,2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1" calcext:value-type="float">
            <text:p>111</text:p>
          </table:table-cell>
          <table:table-cell table:style-name="ce11" table:formula="of:=([.D112]-0.5)/[.$B$2]" office:value-type="float" office:value="0.544334975369458" calcext:value-type="float">
            <text:p>0,544334975369458</text:p>
          </table:table-cell>
          <table:table-cell table:style-name="ce13" table:formula="of:=-(1/[.$B$6])*LN(1-[.E112])" office:value-type="float" office:value="40.755704153662" calcext:value-type="float">
            <text:p>40,7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2" calcext:value-type="float">
            <text:p>112</text:p>
          </table:table-cell>
          <table:table-cell table:style-name="ce11" table:formula="of:=([.D113]-0.5)/[.$B$2]" office:value-type="float" office:value="0.549261083743842" calcext:value-type="float">
            <text:p>0,549261083743842</text:p>
          </table:table-cell>
          <table:table-cell table:style-name="ce13" table:formula="of:=-(1/[.$B$6])*LN(1-[.E113])" office:value-type="float" office:value="41.319320754478" calcext:value-type="float">
            <text:p>41,32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3" calcext:value-type="float">
            <text:p>113</text:p>
          </table:table-cell>
          <table:table-cell table:style-name="ce11" table:formula="of:=([.D114]-0.5)/[.$B$2]" office:value-type="float" office:value="0.554187192118227" calcext:value-type="float">
            <text:p>0,554187192118227</text:p>
          </table:table-cell>
          <table:table-cell table:style-name="ce13" table:formula="of:=-(1/[.$B$6])*LN(1-[.E114])" office:value-type="float" office:value="41.8891310682944" calcext:value-type="float">
            <text:p>41,89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4" calcext:value-type="float">
            <text:p>114</text:p>
          </table:table-cell>
          <table:table-cell table:style-name="ce11" table:formula="of:=([.D115]-0.5)/[.$B$2]" office:value-type="float" office:value="0.559113300492611" calcext:value-type="float">
            <text:p>0,559113300492611</text:p>
          </table:table-cell>
          <table:table-cell table:style-name="ce13" table:formula="of:=-(1/[.$B$6])*LN(1-[.E115])" office:value-type="float" office:value="42.4652727373796" calcext:value-type="float">
            <text:p>42,47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5" calcext:value-type="float">
            <text:p>115</text:p>
          </table:table-cell>
          <table:table-cell table:style-name="ce11" table:formula="of:=([.D116]-0.5)/[.$B$2]" office:value-type="float" office:value="0.564039408866995" calcext:value-type="float">
            <text:p>0,564039408866995</text:p>
          </table:table-cell>
          <table:table-cell table:style-name="ce13" table:formula="of:=-(1/[.$B$6])*LN(1-[.E116])" office:value-type="float" office:value="43.0478880438213" calcext:value-type="float">
            <text:p>43,05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6" calcext:value-type="float">
            <text:p>116</text:p>
          </table:table-cell>
          <table:table-cell table:style-name="ce11" table:formula="of:=([.D117]-0.5)/[.$B$2]" office:value-type="float" office:value="0.568965517241379" calcext:value-type="float">
            <text:p>0,568965517241379</text:p>
          </table:table-cell>
          <table:table-cell table:style-name="ce13" table:formula="of:=-(1/[.$B$6])*LN(1-[.E117])" office:value-type="float" office:value="43.6371241204381" calcext:value-type="float">
            <text:p>43,64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7" calcext:value-type="float">
            <text:p>117</text:p>
          </table:table-cell>
          <table:table-cell table:style-name="ce11" table:formula="of:=([.D118]-0.5)/[.$B$2]" office:value-type="float" office:value="0.573891625615764" calcext:value-type="float">
            <text:p>0,573891625615764</text:p>
          </table:table-cell>
          <table:table-cell table:style-name="ce13" table:formula="of:=-(1/[.$B$6])*LN(1-[.E118])" office:value-type="float" office:value="44.233133173814" calcext:value-type="float">
            <text:p>44,23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8" calcext:value-type="float">
            <text:p>118</text:p>
          </table:table-cell>
          <table:table-cell table:style-name="ce11" table:formula="of:=([.D119]-0.5)/[.$B$2]" office:value-type="float" office:value="0.578817733990148" calcext:value-type="float">
            <text:p>0,578817733990148</text:p>
          </table:table-cell>
          <table:table-cell table:style-name="ce13" table:formula="of:=-(1/[.$B$6])*LN(1-[.E119])" office:value-type="float" office:value="44.8360727202998" calcext:value-type="float">
            <text:p>44,84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19" calcext:value-type="float">
            <text:p>119</text:p>
          </table:table-cell>
          <table:table-cell table:style-name="ce11" table:formula="of:=([.D120]-0.5)/[.$B$2]" office:value-type="float" office:value="0.583743842364532" calcext:value-type="float">
            <text:p>0,583743842364532</text:p>
          </table:table-cell>
          <table:table-cell table:style-name="ce13" table:formula="of:=-(1/[.$B$6])*LN(1-[.E120])" office:value-type="float" office:value="45.4461058358994" calcext:value-type="float">
            <text:p>45,4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11" table:formula="of:=([.D121]-0.5)/[.$B$2]" office:value-type="float" office:value="0.588669950738916" calcext:value-type="float">
            <text:p>0,588669950738916</text:p>
          </table:table-cell>
          <table:table-cell table:style-name="ce13" table:formula="of:=-(1/[.$B$6])*LN(1-[.E121])" office:value-type="float" office:value="46.0634014210299" calcext:value-type="float">
            <text:p>46,06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1" calcext:value-type="float">
            <text:p>121</text:p>
          </table:table-cell>
          <table:table-cell table:style-name="ce11" table:formula="of:=([.D122]-0.5)/[.$B$2]" office:value-type="float" office:value="0.5935960591133" calcext:value-type="float">
            <text:p>0,5935960591133</text:p>
          </table:table-cell>
          <table:table-cell table:style-name="ce13" table:formula="of:=-(1/[.$B$6])*LN(1-[.E122])" office:value-type="float" office:value="46.6881344812331" calcext:value-type="float">
            <text:p>46,6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11" table:formula="of:=([.D123]-0.5)/[.$B$2]" office:value-type="float" office:value="0.598522167487685" calcext:value-type="float">
            <text:p>0,598522167487685</text:p>
          </table:table-cell>
          <table:table-cell table:style-name="ce13" table:formula="of:=-(1/[.$B$6])*LN(1-[.E123])" office:value-type="float" office:value="47.3204864250043" calcext:value-type="float">
            <text:p>47,3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3" calcext:value-type="float">
            <text:p>123</text:p>
          </table:table-cell>
          <table:table-cell table:style-name="ce11" table:formula="of:=([.D124]-0.5)/[.$B$2]" office:value-type="float" office:value="0.603448275862069" calcext:value-type="float">
            <text:p>0,603448275862069</text:p>
          </table:table-cell>
          <table:table-cell table:style-name="ce13" table:formula="of:=-(1/[.$B$6])*LN(1-[.E124])" office:value-type="float" office:value="47.9606453800068" calcext:value-type="float">
            <text:p>47,96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4" calcext:value-type="float">
            <text:p>124</text:p>
          </table:table-cell>
          <table:table-cell table:style-name="ce11" table:formula="of:=([.D125]-0.5)/[.$B$2]" office:value-type="float" office:value="0.608374384236453" calcext:value-type="float">
            <text:p>0,608374384236453</text:p>
          </table:table-cell>
          <table:table-cell table:style-name="ce13" table:formula="of:=-(1/[.$B$6])*LN(1-[.E125])" office:value-type="float" office:value="48.6088065290526" calcext:value-type="float">
            <text:p>48,6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5" calcext:value-type="float">
            <text:p>125</text:p>
          </table:table-cell>
          <table:table-cell table:style-name="ce11" table:formula="of:=([.D126]-0.5)/[.$B$2]" office:value-type="float" office:value="0.613300492610837" calcext:value-type="float">
            <text:p>0,613300492610837</text:p>
          </table:table-cell>
          <table:table-cell table:style-name="ce13" table:formula="of:=-(1/[.$B$6])*LN(1-[.E126])" office:value-type="float" office:value="49.2651724673475" calcext:value-type="float">
            <text:p>49,27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11" table:formula="of:=([.D127]-0.5)/[.$B$2]" office:value-type="float" office:value="0.618226600985222" calcext:value-type="float">
            <text:p>0,618226600985222</text:p>
          </table:table-cell>
          <table:table-cell table:style-name="ce13" table:formula="of:=-(1/[.$B$6])*LN(1-[.E127])" office:value-type="float" office:value="49.9299535826397" calcext:value-type="float">
            <text:p>49,93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7" calcext:value-type="float">
            <text:p>127</text:p>
          </table:table-cell>
          <table:table-cell table:style-name="ce11" table:formula="of:=([.D128]-0.5)/[.$B$2]" office:value-type="float" office:value="0.623152709359606" calcext:value-type="float">
            <text:p>0,623152709359606</text:p>
          </table:table-cell>
          <table:table-cell table:style-name="ce13" table:formula="of:=-(1/[.$B$6])*LN(1-[.E128])" office:value-type="float" office:value="50.6033684600545" calcext:value-type="float">
            <text:p>50,6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8" calcext:value-type="float">
            <text:p>128</text:p>
          </table:table-cell>
          <table:table-cell table:style-name="ce11" table:formula="of:=([.D129]-0.5)/[.$B$2]" office:value-type="float" office:value="0.62807881773399" calcext:value-type="float">
            <text:p>0,62807881773399</text:p>
          </table:table-cell>
          <table:table-cell table:style-name="ce13" table:formula="of:=-(1/[.$B$6])*LN(1-[.E129])" office:value-type="float" office:value="51.2856443135662" calcext:value-type="float">
            <text:p>51,29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29" calcext:value-type="float">
            <text:p>129</text:p>
          </table:table-cell>
          <table:table-cell table:style-name="ce11" table:formula="of:=([.D130]-0.5)/[.$B$2]" office:value-type="float" office:value="0.633004926108374" calcext:value-type="float">
            <text:p>0,633004926108374</text:p>
          </table:table-cell>
          <table:table-cell table:style-name="ce13" table:formula="of:=-(1/[.$B$6])*LN(1-[.E130])" office:value-type="float" office:value="51.9770174462361" calcext:value-type="float">
            <text:p>51,98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0" calcext:value-type="float">
            <text:p>130</text:p>
          </table:table-cell>
          <table:table-cell table:style-name="ce11" table:formula="of:=([.D131]-0.5)/[.$B$2]" office:value-type="float" office:value="0.637931034482759" calcext:value-type="float">
            <text:p>0,637931034482759</text:p>
          </table:table-cell>
          <table:table-cell table:style-name="ce13" table:formula="of:=-(1/[.$B$6])*LN(1-[.E131])" office:value-type="float" office:value="52.6777337415511" calcext:value-type="float">
            <text:p>52,6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11" table:formula="of:=([.D132]-0.5)/[.$B$2]" office:value-type="float" office:value="0.642857142857143" calcext:value-type="float">
            <text:p>0,642857142857143</text:p>
          </table:table-cell>
          <table:table-cell table:style-name="ce13" table:formula="of:=-(1/[.$B$6])*LN(1-[.E132])" office:value-type="float" office:value="53.3880491884182" calcext:value-type="float">
            <text:p>53,39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11" table:formula="of:=([.D133]-0.5)/[.$B$2]" office:value-type="float" office:value="0.647783251231527" calcext:value-type="float">
            <text:p>0,647783251231527</text:p>
          </table:table-cell>
          <table:table-cell table:style-name="ce13" table:formula="of:=-(1/[.$B$6])*LN(1-[.E133])" office:value-type="float" office:value="54.108230442621" calcext:value-type="float">
            <text:p>54,1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3" calcext:value-type="float">
            <text:p>133</text:p>
          </table:table-cell>
          <table:table-cell table:style-name="ce11" table:formula="of:=([.D134]-0.5)/[.$B$2]" office:value-type="float" office:value="0.652709359605911" calcext:value-type="float">
            <text:p>0,652709359605911</text:p>
          </table:table-cell>
          <table:table-cell table:style-name="ce13" table:formula="of:=-(1/[.$B$6])*LN(1-[.E134])" office:value-type="float" office:value="54.8385554278189" calcext:value-type="float">
            <text:p>54,84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4" calcext:value-type="float">
            <text:p>134</text:p>
          </table:table-cell>
          <table:table-cell table:style-name="ce11" table:formula="of:=([.D135]-0.5)/[.$B$2]" office:value-type="float" office:value="0.657635467980296" calcext:value-type="float">
            <text:p>0,657635467980296</text:p>
          </table:table-cell>
          <table:table-cell table:style-name="ce13" table:formula="of:=-(1/[.$B$6])*LN(1-[.E135])" office:value-type="float" office:value="55.5793139794788" calcext:value-type="float">
            <text:p>55,58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11" table:formula="of:=([.D136]-0.5)/[.$B$2]" office:value-type="float" office:value="0.66256157635468" calcext:value-type="float">
            <text:p>0,66256157635468</text:p>
          </table:table-cell>
          <table:table-cell table:style-name="ce13" table:formula="of:=-(1/[.$B$6])*LN(1-[.E136])" office:value-type="float" office:value="56.330808535473" calcext:value-type="float">
            <text:p>56,33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6" calcext:value-type="float">
            <text:p>136</text:p>
          </table:table-cell>
          <table:table-cell table:style-name="ce11" table:formula="of:=([.D137]-0.5)/[.$B$2]" office:value-type="float" office:value="0.667487684729064" calcext:value-type="float">
            <text:p>0,667487684729064</text:p>
          </table:table-cell>
          <table:table-cell table:style-name="ce13" table:formula="of:=-(1/[.$B$6])*LN(1-[.E137])" office:value-type="float" office:value="57.0933548774627" calcext:value-type="float">
            <text:p>57,09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7" calcext:value-type="float">
            <text:p>137</text:p>
          </table:table-cell>
          <table:table-cell table:style-name="ce11" table:formula="of:=([.D138]-0.5)/[.$B$2]" office:value-type="float" office:value="0.672413793103448" calcext:value-type="float">
            <text:p>0,672413793103448</text:p>
          </table:table-cell>
          <table:table-cell table:style-name="ce13" table:formula="of:=-(1/[.$B$6])*LN(1-[.E138])" office:value-type="float" office:value="57.8672829276141" calcext:value-type="float">
            <text:p>57,87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8" calcext:value-type="float">
            <text:p>138</text:p>
          </table:table-cell>
          <table:table-cell table:style-name="ce11" table:formula="of:=([.D139]-0.5)/[.$B$2]" office:value-type="float" office:value="0.677339901477833" calcext:value-type="float">
            <text:p>0,677339901477833</text:p>
          </table:table-cell>
          <table:table-cell table:style-name="ce13" table:formula="of:=-(1/[.$B$6])*LN(1-[.E139])" office:value-type="float" office:value="58.6529376056775" calcext:value-type="float">
            <text:p>58,6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39" calcext:value-type="float">
            <text:p>139</text:p>
          </table:table-cell>
          <table:table-cell table:style-name="ce11" table:formula="of:=([.D140]-0.5)/[.$B$2]" office:value-type="float" office:value="0.682266009852217" calcext:value-type="float">
            <text:p>0,682266009852217</text:p>
          </table:table-cell>
          <table:table-cell table:style-name="ce13" table:formula="of:=-(1/[.$B$6])*LN(1-[.E140])" office:value-type="float" office:value="59.4506797520044" calcext:value-type="float">
            <text:p>59,4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0" calcext:value-type="float">
            <text:p>140</text:p>
          </table:table-cell>
          <table:table-cell table:style-name="ce11" table:formula="of:=([.D141]-0.5)/[.$B$2]" office:value-type="float" office:value="0.687192118226601" calcext:value-type="float">
            <text:p>0,687192118226601</text:p>
          </table:table-cell>
          <table:table-cell table:style-name="ce13" table:formula="of:=-(1/[.$B$6])*LN(1-[.E141])" office:value-type="float" office:value="60.2608871226833" calcext:value-type="float">
            <text:p>60,2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1" calcext:value-type="float">
            <text:p>141</text:p>
          </table:table-cell>
          <table:table-cell table:style-name="ce11" table:formula="of:=([.D142]-0.5)/[.$B$2]" office:value-type="float" office:value="0.692118226600985" calcext:value-type="float">
            <text:p>0,692118226600985</text:p>
          </table:table-cell>
          <table:table-cell table:style-name="ce13" table:formula="of:=-(1/[.$B$6])*LN(1-[.E142])" office:value-type="float" office:value="61.0839554636641" calcext:value-type="float">
            <text:p>61,08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2" calcext:value-type="float">
            <text:p>142</text:p>
          </table:table-cell>
          <table:table-cell table:style-name="ce11" table:formula="of:=([.D143]-0.5)/[.$B$2]" office:value-type="float" office:value="0.697044334975369" calcext:value-type="float">
            <text:p>0,697044334975369</text:p>
          </table:table-cell>
          <table:table-cell table:style-name="ce13" table:formula="of:=-(1/[.$B$6])*LN(1-[.E143])" office:value-type="float" office:value="61.9202996715161" calcext:value-type="float">
            <text:p>61,9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3" calcext:value-type="float">
            <text:p>143</text:p>
          </table:table-cell>
          <table:table-cell table:style-name="ce11" table:formula="of:=([.D144]-0.5)/[.$B$2]" office:value-type="float" office:value="0.701970443349754" calcext:value-type="float">
            <text:p>0,701970443349754</text:p>
          </table:table-cell>
          <table:table-cell table:style-name="ce13" table:formula="of:=-(1/[.$B$6])*LN(1-[.E144])" office:value-type="float" office:value="62.7703550493427" calcext:value-type="float">
            <text:p>62,7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4" calcext:value-type="float">
            <text:p>144</text:p>
          </table:table-cell>
          <table:table-cell table:style-name="ce11" table:formula="of:=([.D145]-0.5)/[.$B$2]" office:value-type="float" office:value="0.706896551724138" calcext:value-type="float">
            <text:p>0,706896551724138</text:p>
          </table:table-cell>
          <table:table-cell table:style-name="ce13" table:formula="of:=-(1/[.$B$6])*LN(1-[.E145])" office:value-type="float" office:value="63.6345786673689" calcext:value-type="float">
            <text:p>63,6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5" calcext:value-type="float">
            <text:p>145</text:p>
          </table:table-cell>
          <table:table-cell table:style-name="ce11" table:formula="of:=([.D146]-0.5)/[.$B$2]" office:value-type="float" office:value="0.711822660098522" calcext:value-type="float">
            <text:p>0,711822660098522</text:p>
          </table:table-cell>
          <table:table-cell table:style-name="ce13" table:formula="of:=-(1/[.$B$6])*LN(1-[.E146])" office:value-type="float" office:value="64.5134508388505" calcext:value-type="float">
            <text:p>64,51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6" calcext:value-type="float">
            <text:p>146</text:p>
          </table:table-cell>
          <table:table-cell table:style-name="ce11" table:formula="of:=([.D147]-0.5)/[.$B$2]" office:value-type="float" office:value="0.716748768472906" calcext:value-type="float">
            <text:p>0,716748768472906</text:p>
          </table:table-cell>
          <table:table-cell table:style-name="ce13" table:formula="of:=-(1/[.$B$6])*LN(1-[.E147])" office:value-type="float" office:value="65.4074767232328" calcext:value-type="float">
            <text:p>65,41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7" calcext:value-type="float">
            <text:p>147</text:p>
          </table:table-cell>
          <table:table-cell table:style-name="ce11" table:formula="of:=([.D148]-0.5)/[.$B$2]" office:value-type="float" office:value="0.721674876847291" calcext:value-type="float">
            <text:p>0,721674876847291</text:p>
          </table:table-cell>
          <table:table-cell table:style-name="ce13" table:formula="of:=-(1/[.$B$6])*LN(1-[.E148])" office:value-type="float" office:value="66.3171880699594" calcext:value-type="float">
            <text:p>66,32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8" calcext:value-type="float">
            <text:p>148</text:p>
          </table:table-cell>
          <table:table-cell table:style-name="ce11" table:formula="of:=([.D149]-0.5)/[.$B$2]" office:value-type="float" office:value="0.726600985221675" calcext:value-type="float">
            <text:p>0,726600985221675</text:p>
          </table:table-cell>
          <table:table-cell table:style-name="ce13" table:formula="of:=-(1/[.$B$6])*LN(1-[.E149])" office:value-type="float" office:value="67.2431451180011" calcext:value-type="float">
            <text:p>67,24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49" calcext:value-type="float">
            <text:p>149</text:p>
          </table:table-cell>
          <table:table-cell table:style-name="ce11" table:formula="of:=([.D150]-0.5)/[.$B$2]" office:value-type="float" office:value="0.731527093596059" calcext:value-type="float">
            <text:p>0,731527093596059</text:p>
          </table:table-cell>
          <table:table-cell table:style-name="ce13" table:formula="of:=-(1/[.$B$6])*LN(1-[.E150])" office:value-type="float" office:value="68.1859386680979" calcext:value-type="float">
            <text:p>68,19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0" calcext:value-type="float">
            <text:p>150</text:p>
          </table:table-cell>
          <table:table-cell table:style-name="ce11" table:formula="of:=([.D151]-0.5)/[.$B$2]" office:value-type="float" office:value="0.736453201970443" calcext:value-type="float">
            <text:p>0,736453201970443</text:p>
          </table:table-cell>
          <table:table-cell table:style-name="ce13" table:formula="of:=-(1/[.$B$6])*LN(1-[.E151])" office:value-type="float" office:value="69.1461923469055" calcext:value-type="float">
            <text:p>69,1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1" calcext:value-type="float">
            <text:p>151</text:p>
          </table:table-cell>
          <table:table-cell table:style-name="ce11" table:formula="of:=([.D152]-0.5)/[.$B$2]" office:value-type="float" office:value="0.741379310344828" calcext:value-type="float">
            <text:p>0,741379310344828</text:p>
          </table:table-cell>
          <table:table-cell table:style-name="ce13" table:formula="of:=-(1/[.$B$6])*LN(1-[.E152])" office:value-type="float" office:value="70.1245650847772" calcext:value-type="float">
            <text:p>70,1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2" calcext:value-type="float">
            <text:p>152</text:p>
          </table:table-cell>
          <table:table-cell table:style-name="ce11" table:formula="of:=([.D153]-0.5)/[.$B$2]" office:value-type="float" office:value="0.746305418719212" calcext:value-type="float">
            <text:p>0,746305418719212</text:p>
          </table:table-cell>
          <table:table-cell table:style-name="ce13" table:formula="of:=-(1/[.$B$6])*LN(1-[.E153])" office:value-type="float" office:value="71.121753831836" calcext:value-type="float">
            <text:p>71,12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3" calcext:value-type="float">
            <text:p>153</text:p>
          </table:table-cell>
          <table:table-cell table:style-name="ce11" table:formula="of:=([.D154]-0.5)/[.$B$2]" office:value-type="float" office:value="0.751231527093596" calcext:value-type="float">
            <text:p>0,751231527093596</text:p>
          </table:table-cell>
          <table:table-cell table:style-name="ce13" table:formula="of:=-(1/[.$B$6])*LN(1-[.E154])" office:value-type="float" office:value="72.1384965403781" calcext:value-type="float">
            <text:p>72,14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4" calcext:value-type="float">
            <text:p>154</text:p>
          </table:table-cell>
          <table:table-cell table:style-name="ce11" table:formula="of:=([.D155]-0.5)/[.$B$2]" office:value-type="float" office:value="0.75615763546798" calcext:value-type="float">
            <text:p>0,75615763546798</text:p>
          </table:table-cell>
          <table:table-cell table:style-name="ce13" table:formula="of:=-(1/[.$B$6])*LN(1-[.E155])" office:value-type="float" office:value="73.1755754455721" calcext:value-type="float">
            <text:p>73,18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5" calcext:value-type="float">
            <text:p>155</text:p>
          </table:table-cell>
          <table:table-cell table:style-name="ce11" table:formula="of:=([.D156]-0.5)/[.$B$2]" office:value-type="float" office:value="0.761083743842365" calcext:value-type="float">
            <text:p>0,761083743842365</text:p>
          </table:table-cell>
          <table:table-cell table:style-name="ce13" table:formula="of:=-(1/[.$B$6])*LN(1-[.E156])" office:value-type="float" office:value="74.2338206809914" calcext:value-type="float">
            <text:p>74,23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6" calcext:value-type="float">
            <text:p>156</text:p>
          </table:table-cell>
          <table:table-cell table:style-name="ce11" table:formula="of:=([.D157]-0.5)/[.$B$2]" office:value-type="float" office:value="0.766009852216749" calcext:value-type="float">
            <text:p>0,766009852216749</text:p>
          </table:table-cell>
          <table:table-cell table:style-name="ce13" table:formula="of:=-(1/[.$B$6])*LN(1-[.E157])" office:value-type="float" office:value="75.3141142708402" calcext:value-type="float">
            <text:p>75,31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7" calcext:value-type="float">
            <text:p>157</text:p>
          </table:table-cell>
          <table:table-cell table:style-name="ce11" table:formula="of:=([.D158]-0.5)/[.$B$2]" office:value-type="float" office:value="0.770935960591133" calcext:value-type="float">
            <text:p>0,770935960591133</text:p>
          </table:table-cell>
          <table:table-cell table:style-name="ce13" table:formula="of:=-(1/[.$B$6])*LN(1-[.E158])" office:value-type="float" office:value="76.4173945469787" calcext:value-type="float">
            <text:p>76,42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8" calcext:value-type="float">
            <text:p>158</text:p>
          </table:table-cell>
          <table:table-cell table:style-name="ce11" table:formula="of:=([.D159]-0.5)/[.$B$2]" office:value-type="float" office:value="0.775862068965517" calcext:value-type="float">
            <text:p>0,775862068965517</text:p>
          </table:table-cell>
          <table:table-cell table:style-name="ce13" table:formula="of:=-(1/[.$B$6])*LN(1-[.E159])" office:value-type="float" office:value="77.5446610461649" calcext:value-type="float">
            <text:p>77,54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59" calcext:value-type="float">
            <text:p>159</text:p>
          </table:table-cell>
          <table:table-cell table:style-name="ce11" table:formula="of:=([.D160]-0.5)/[.$B$2]" office:value-type="float" office:value="0.780788177339901" calcext:value-type="float">
            <text:p>0,780788177339901</text:p>
          </table:table-cell>
          <table:table-cell table:style-name="ce13" table:formula="of:=-(1/[.$B$6])*LN(1-[.E160])" office:value-type="float" office:value="78.6969799515632" calcext:value-type="float">
            <text:p>78,7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0" calcext:value-type="float">
            <text:p>160</text:p>
          </table:table-cell>
          <table:table-cell table:style-name="ce11" table:formula="of:=([.D161]-0.5)/[.$B$2]" office:value-type="float" office:value="0.785714285714286" calcext:value-type="float">
            <text:p>0,785714285714286</text:p>
          </table:table-cell>
          <table:table-cell table:style-name="ce13" table:formula="of:=-(1/[.$B$6])*LN(1-[.E161])" office:value-type="float" office:value="79.8754901527572" calcext:value-type="float">
            <text:p>79,88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1" calcext:value-type="float">
            <text:p>161</text:p>
          </table:table-cell>
          <table:table-cell table:style-name="ce11" table:formula="of:=([.D162]-0.5)/[.$B$2]" office:value-type="float" office:value="0.79064039408867" calcext:value-type="float">
            <text:p>0,79064039408867</text:p>
          </table:table-cell>
          <table:table-cell table:style-name="ce13" table:formula="of:=-(1/[.$B$6])*LN(1-[.E162])" office:value-type="float" office:value="81.081410010595" calcext:value-type="float">
            <text:p>81,08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2" calcext:value-type="float">
            <text:p>162</text:p>
          </table:table-cell>
          <table:table-cell table:style-name="ce11" table:formula="of:=([.D163]-0.5)/[.$B$2]" office:value-type="float" office:value="0.795566502463054" calcext:value-type="float">
            <text:p>0,795566502463054</text:p>
          </table:table-cell>
          <table:table-cell table:style-name="ce13" table:formula="of:=-(1/[.$B$6])*LN(1-[.E163])" office:value-type="float" office:value="82.3160449275904" calcext:value-type="float">
            <text:p>82,32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3" calcext:value-type="float">
            <text:p>163</text:p>
          </table:table-cell>
          <table:table-cell table:style-name="ce11" table:formula="of:=([.D164]-0.5)/[.$B$2]" office:value-type="float" office:value="0.800492610837438" calcext:value-type="float">
            <text:p>0,800492610837438</text:p>
          </table:table-cell>
          <table:table-cell table:style-name="ce13" table:formula="of:=-(1/[.$B$6])*LN(1-[.E164])" office:value-type="float" office:value="83.5807958418016" calcext:value-type="float">
            <text:p>83,58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4" calcext:value-type="float">
            <text:p>164</text:p>
          </table:table-cell>
          <table:table-cell table:style-name="ce11" table:formula="of:=([.D165]-0.5)/[.$B$2]" office:value-type="float" office:value="0.805418719211823" calcext:value-type="float">
            <text:p>0,805418719211823</text:p>
          </table:table-cell>
          <table:table-cell table:style-name="ce13" table:formula="of:=-(1/[.$B$6])*LN(1-[.E165])" office:value-type="float" office:value="84.8771687827586" calcext:value-type="float">
            <text:p>84,8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5" calcext:value-type="float">
            <text:p>165</text:p>
          </table:table-cell>
          <table:table-cell table:style-name="ce11" table:formula="of:=([.D166]-0.5)/[.$B$2]" office:value-type="float" office:value="0.810344827586207" calcext:value-type="float">
            <text:p>0,810344827586207</text:p>
          </table:table-cell>
          <table:table-cell table:style-name="ce13" table:formula="of:=-(1/[.$B$6])*LN(1-[.E166])" office:value-type="float" office:value="86.2067856528866" calcext:value-type="float">
            <text:p>86,21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6" calcext:value-type="float">
            <text:p>166</text:p>
          </table:table-cell>
          <table:table-cell table:style-name="ce11" table:formula="of:=([.D167]-0.5)/[.$B$2]" office:value-type="float" office:value="0.815270935960591" calcext:value-type="float">
            <text:p>0,815270935960591</text:p>
          </table:table-cell>
          <table:table-cell table:style-name="ce13" table:formula="of:=-(1/[.$B$6])*LN(1-[.E167])" office:value-type="float" office:value="87.5713964280031" calcext:value-type="float">
            <text:p>87,57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7" calcext:value-type="float">
            <text:p>167</text:p>
          </table:table-cell>
          <table:table-cell table:style-name="ce11" table:formula="of:=([.D168]-0.5)/[.$B$2]" office:value-type="float" office:value="0.820197044334975" calcext:value-type="float">
            <text:p>0,820197044334975</text:p>
          </table:table-cell>
          <table:table-cell table:style-name="ce13" table:formula="of:=-(1/[.$B$6])*LN(1-[.E168])" office:value-type="float" office:value="88.9728930070929" calcext:value-type="float">
            <text:p>88,97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8" calcext:value-type="float">
            <text:p>168</text:p>
          </table:table-cell>
          <table:table-cell table:style-name="ce11" table:formula="of:=([.D169]-0.5)/[.$B$2]" office:value-type="float" office:value="0.82512315270936" calcext:value-type="float">
            <text:p>0,82512315270936</text:p>
          </table:table-cell>
          <table:table-cell table:style-name="ce13" table:formula="of:=-(1/[.$B$6])*LN(1-[.E169])" office:value-type="float" office:value="90.4133249863595" calcext:value-type="float">
            <text:p>90,41</text:p>
          </table:table-cell>
          <table:table-cell table:formula="of:=60+34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69" calcext:value-type="float">
            <text:p>169</text:p>
          </table:table-cell>
          <table:table-cell table:style-name="ce11" table:formula="of:=([.D170]-0.5)/[.$B$2]" office:value-type="float" office:value="0.830049261083744" calcext:value-type="float">
            <text:p>0,830049261083744</text:p>
          </table:table-cell>
          <table:table-cell table:style-name="ce13" table:formula="of:=-(1/[.$B$6])*LN(1-[.E170])" office:value-type="float" office:value="91.894917687572" calcext:value-type="float">
            <text:p>91,89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0" calcext:value-type="float">
            <text:p>170</text:p>
          </table:table-cell>
          <table:table-cell table:style-name="ce11" table:formula="of:=([.D171]-0.5)/[.$B$2]" office:value-type="float" office:value="0.834975369458128" calcext:value-type="float">
            <text:p>0,834975369458128</text:p>
          </table:table-cell>
          <table:table-cell table:style-name="ce13" table:formula="of:=-(1/[.$B$6])*LN(1-[.E171])" office:value-type="float" office:value="93.420092838712" calcext:value-type="float">
            <text:p>93,42</text:p>
          </table:table-cell>
          <table:table-cell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1" calcext:value-type="float">
            <text:p>171</text:p>
          </table:table-cell>
          <table:table-cell table:style-name="ce11" table:formula="of:=([.D172]-0.5)/[.$B$2]" office:value-type="float" office:value="0.839901477832512" calcext:value-type="float">
            <text:p>0,839901477832512</text:p>
          </table:table-cell>
          <table:table-cell table:style-name="ce13" table:formula="of:=-(1/[.$B$6])*LN(1-[.E172])" office:value-type="float" office:value="94.9914923893909" calcext:value-type="float">
            <text:p>94,99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2" calcext:value-type="float">
            <text:p>172</text:p>
          </table:table-cell>
          <table:table-cell table:style-name="ce11" table:formula="of:=([.D173]-0.5)/[.$B$2]" office:value-type="float" office:value="0.844827586206896" calcext:value-type="float">
            <text:p>0,844827586206896</text:p>
          </table:table-cell>
          <table:table-cell table:style-name="ce13" table:formula="of:=-(1/[.$B$6])*LN(1-[.E173])" office:value-type="float" office:value="96.612006049116" calcext:value-type="float">
            <text:p>96,61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3" calcext:value-type="float">
            <text:p>173</text:p>
          </table:table-cell>
          <table:table-cell table:style-name="ce11" table:formula="of:=([.D174]-0.5)/[.$B$2]" office:value-type="float" office:value="0.849753694581281" calcext:value-type="float">
            <text:p>0,849753694581281</text:p>
          </table:table-cell>
          <table:table-cell table:style-name="ce13" table:formula="of:=-(1/[.$B$6])*LN(1-[.E174])" office:value-type="float" office:value="98.2848032693576" calcext:value-type="float">
            <text:p>98,28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4" calcext:value-type="float">
            <text:p>174</text:p>
          </table:table-cell>
          <table:table-cell table:style-name="ce11" table:formula="of:=([.D175]-0.5)/[.$B$2]" office:value-type="float" office:value="0.854679802955665" calcext:value-type="float">
            <text:p>0,854679802955665</text:p>
          </table:table-cell>
          <table:table-cell table:style-name="ce13" table:formula="of:=-(1/[.$B$6])*LN(1-[.E175])" office:value-type="float" office:value="100.013370558701" calcext:value-type="float">
            <text:p>100,01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5" calcext:value-type="float">
            <text:p>175</text:p>
          </table:table-cell>
          <table:table-cell table:style-name="ce11" table:formula="of:=([.D176]-0.5)/[.$B$2]" office:value-type="float" office:value="0.859605911330049" calcext:value-type="float">
            <text:p>0,859605911330049</text:p>
          </table:table-cell>
          <table:table-cell table:style-name="ce13" table:formula="of:=-(1/[.$B$6])*LN(1-[.E176])" office:value-type="float" office:value="101.801555235179" calcext:value-type="float">
            <text:p>101,80</text:p>
          </table:table-cell>
          <table:table-cell table:formula="of:=60+51"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6" calcext:value-type="float">
            <text:p>176</text:p>
          </table:table-cell>
          <table:table-cell table:style-name="ce11" table:formula="of:=([.D177]-0.5)/[.$B$2]" office:value-type="float" office:value="0.864532019704433" calcext:value-type="float">
            <text:p>0,864532019704433</text:p>
          </table:table-cell>
          <table:table-cell table:style-name="ce13" table:formula="of:=-(1/[.$B$6])*LN(1-[.E177])" office:value-type="float" office:value="103.653616996112" calcext:value-type="float">
            <text:p>103,65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7" calcext:value-type="float">
            <text:p>177</text:p>
          </table:table-cell>
          <table:table-cell table:style-name="ce11" table:formula="of:=([.D178]-0.5)/[.$B$2]" office:value-type="float" office:value="0.869458128078818" calcext:value-type="float">
            <text:p>0,869458128078818</text:p>
          </table:table-cell>
          <table:table-cell table:style-name="ce13" table:formula="of:=-(1/[.$B$6])*LN(1-[.E178])" office:value-type="float" office:value="105.574289043932" calcext:value-type="float">
            <text:p>105,57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8" calcext:value-type="float">
            <text:p>178</text:p>
          </table:table-cell>
          <table:table-cell table:style-name="ce11" table:formula="of:=([.D179]-0.5)/[.$B$2]" office:value-type="float" office:value="0.874384236453202" calcext:value-type="float">
            <text:p>0,874384236453202</text:p>
          </table:table-cell>
          <table:table-cell table:style-name="ce13" table:formula="of:=-(1/[.$B$6])*LN(1-[.E179])" office:value-type="float" office:value="107.568850974934" calcext:value-type="float">
            <text:p>107,57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79" calcext:value-type="float">
            <text:p>179</text:p>
          </table:table-cell>
          <table:table-cell table:style-name="ce11" table:formula="of:=([.D180]-0.5)/[.$B$2]" office:value-type="float" office:value="0.879310344827586" calcext:value-type="float">
            <text:p>0,879310344827586</text:p>
          </table:table-cell>
          <table:table-cell table:style-name="ce13" table:formula="of:=-(1/[.$B$6])*LN(1-[.E180])" office:value-type="float" office:value="109.64321625643" calcext:value-type="float">
            <text:p>109,64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0" calcext:value-type="float">
            <text:p>180</text:p>
          </table:table-cell>
          <table:table-cell table:style-name="ce11" table:formula="of:=([.D181]-0.5)/[.$B$2]" office:value-type="float" office:value="0.88423645320197" calcext:value-type="float">
            <text:p>0,88423645320197</text:p>
          </table:table-cell>
          <table:table-cell table:style-name="ce13" table:formula="of:=-(1/[.$B$6])*LN(1-[.E181])" office:value-type="float" office:value="111.804037942698" calcext:value-type="float">
            <text:p>111,80</text:p>
          </table:table-cell>
          <table:table-cell table:formula="of:=2*60+10" office:value-type="float" office:value="130" calcext:value-type="float">
            <text:p>13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1" calcext:value-type="float">
            <text:p>181</text:p>
          </table:table-cell>
          <table:table-cell table:style-name="ce11" table:formula="of:=([.D182]-0.5)/[.$B$2]" office:value-type="float" office:value="0.889162561576355" calcext:value-type="float">
            <text:p>0,889162561576355</text:p>
          </table:table-cell>
          <table:table-cell table:style-name="ce13" table:formula="of:=-(1/[.$B$6])*LN(1-[.E182])" office:value-type="float" office:value="114.058837392342" calcext:value-type="float">
            <text:p>114,06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2" calcext:value-type="float">
            <text:p>182</text:p>
          </table:table-cell>
          <table:table-cell table:style-name="ce11" table:formula="of:=([.D183]-0.5)/[.$B$2]" office:value-type="float" office:value="0.894088669950739" calcext:value-type="float">
            <text:p>0,894088669950739</text:p>
          </table:table-cell>
          <table:table-cell table:style-name="ce13" table:formula="of:=-(1/[.$B$6])*LN(1-[.E183])" office:value-type="float" office:value="116.416162266884" calcext:value-type="float">
            <text:p>116,42</text:p>
          </table:table-cell>
          <table:table-cell table:formula="of:=2*60+21" office:value-type="float" office:value="141" calcext:value-type="float">
            <text:p>14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3" calcext:value-type="float">
            <text:p>183</text:p>
          </table:table-cell>
          <table:table-cell table:style-name="ce11" table:formula="of:=([.D184]-0.5)/[.$B$2]" office:value-type="float" office:value="0.899014778325123" calcext:value-type="float">
            <text:p>0,899014778325123</text:p>
          </table:table-cell>
          <table:table-cell table:style-name="ce13" table:formula="of:=-(1/[.$B$6])*LN(1-[.E184])" office:value-type="float" office:value="118.885782186396" calcext:value-type="float">
            <text:p>118,89</text:p>
          </table:table-cell>
          <table:table-cell table:formula="of:=2*60+22" office:value-type="float" office:value="142" calcext:value-type="float">
            <text:p>14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4" calcext:value-type="float">
            <text:p>184</text:p>
          </table:table-cell>
          <table:table-cell table:style-name="ce11" table:formula="of:=([.D185]-0.5)/[.$B$2]" office:value-type="float" office:value="0.903940886699507" calcext:value-type="float">
            <text:p>0,903940886699507</text:p>
          </table:table-cell>
          <table:table-cell table:style-name="ce13" table:formula="of:=-(1/[.$B$6])*LN(1-[.E185])" office:value-type="float" office:value="121.47893335373" calcext:value-type="float">
            <text:p>121,48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5" calcext:value-type="float">
            <text:p>185</text:p>
          </table:table-cell>
          <table:table-cell table:style-name="ce11" table:formula="of:=([.D186]-0.5)/[.$B$2]" office:value-type="float" office:value="0.908866995073891" calcext:value-type="float">
            <text:p>0,908866995073891</text:p>
          </table:table-cell>
          <table:table-cell table:style-name="ce13" table:formula="of:=-(1/[.$B$6])*LN(1-[.E186])" office:value-type="float" office:value="124.20862763288" calcext:value-type="float">
            <text:p>124,21</text:p>
          </table:table-cell>
          <table:table-cell table:formula="of:=2*60+24" office:value-type="float" office:value="144" calcext:value-type="float">
            <text:p>14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6" calcext:value-type="float">
            <text:p>186</text:p>
          </table:table-cell>
          <table:table-cell table:style-name="ce11" table:formula="of:=([.D187]-0.5)/[.$B$2]" office:value-type="float" office:value="0.913793103448276" calcext:value-type="float">
            <text:p>0,913793103448276</text:p>
          </table:table-cell>
          <table:table-cell table:style-name="ce13" table:formula="of:=-(1/[.$B$6])*LN(1-[.E187])" office:value-type="float" office:value="127.090047599657" calcext:value-type="float">
            <text:p>127,09</text:p>
          </table:table-cell>
          <table:table-cell office:value-type="float" office:value="144" calcext:value-type="float">
            <text:p>14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7" calcext:value-type="float">
            <text:p>187</text:p>
          </table:table-cell>
          <table:table-cell table:style-name="ce11" table:formula="of:=([.D188]-0.5)/[.$B$2]" office:value-type="float" office:value="0.91871921182266" calcext:value-type="float">
            <text:p>0,91871921182266</text:p>
          </table:table-cell>
          <table:table-cell table:style-name="ce13" table:formula="of:=-(1/[.$B$6])*LN(1-[.E188])" office:value-type="float" office:value="130.141057960452" calcext:value-type="float">
            <text:p>130,14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8" calcext:value-type="float">
            <text:p>188</text:p>
          </table:table-cell>
          <table:table-cell table:style-name="ce11" table:formula="of:=([.D189]-0.5)/[.$B$2]" office:value-type="float" office:value="0.923645320197044" calcext:value-type="float">
            <text:p>0,923645320197044</text:p>
          </table:table-cell>
          <table:table-cell table:style-name="ce13" table:formula="of:=-(1/[.$B$6])*LN(1-[.E189])" office:value-type="float" office:value="133.382877061858" calcext:value-type="float">
            <text:p>133,38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89" calcext:value-type="float">
            <text:p>189</text:p>
          </table:table-cell>
          <table:table-cell table:style-name="ce11" table:formula="of:=([.D190]-0.5)/[.$B$2]" office:value-type="float" office:value="0.928571428571429" calcext:value-type="float">
            <text:p>0,928571428571429</text:p>
          </table:table-cell>
          <table:table-cell table:style-name="ce13" table:formula="of:=-(1/[.$B$6])*LN(1-[.E190])" office:value-type="float" office:value="136.840972667637" calcext:value-type="float">
            <text:p>136,84</text:p>
          </table:table-cell>
          <table:table-cell table:formula="of:=2*60+31" office:value-type="float" office:value="151" calcext:value-type="float">
            <text:p>15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0" calcext:value-type="float">
            <text:p>190</text:p>
          </table:table-cell>
          <table:table-cell table:style-name="ce11" table:formula="of:=([.D191]-0.5)/[.$B$2]" office:value-type="float" office:value="0.933497536945813" calcext:value-type="float">
            <text:p>0,933497536945813</text:p>
          </table:table-cell>
          <table:table-cell table:style-name="ce13" table:formula="of:=-(1/[.$B$6])*LN(1-[.E191])" office:value-type="float" office:value="140.546278356681" calcext:value-type="float">
            <text:p>140,55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1" calcext:value-type="float">
            <text:p>191</text:p>
          </table:table-cell>
          <table:table-cell table:style-name="ce11" table:formula="of:=([.D192]-0.5)/[.$B$2]" office:value-type="float" office:value="0.938423645320197" calcext:value-type="float">
            <text:p>0,938423645320197</text:p>
          </table:table-cell>
          <table:table-cell table:style-name="ce13" table:formula="of:=-(1/[.$B$6])*LN(1-[.E192])" office:value-type="float" office:value="144.536878942883" calcext:value-type="float">
            <text:p>144,54</text:p>
          </table:table-cell>
          <table:table-cell office:value-type="float" office:value="155" calcext:value-type="float">
            <text:p>15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2" calcext:value-type="float">
            <text:p>192</text:p>
          </table:table-cell>
          <table:table-cell table:style-name="ce11" table:formula="of:=([.D193]-0.5)/[.$B$2]" office:value-type="float" office:value="0.943349753694581" calcext:value-type="float">
            <text:p>0,943349753694581</text:p>
          </table:table-cell>
          <table:table-cell table:style-name="ce13" table:formula="of:=-(1/[.$B$6])*LN(1-[.E193])" office:value-type="float" office:value="148.860400202451" calcext:value-type="float">
            <text:p>148,86</text:p>
          </table:table-cell>
          <table:table-cell office:value-type="float" office:value="156" calcext:value-type="float">
            <text:p>15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3" calcext:value-type="float">
            <text:p>193</text:p>
          </table:table-cell>
          <table:table-cell table:style-name="ce11" table:formula="of:=([.D194]-0.5)/[.$B$2]" office:value-type="float" office:value="0.948275862068966" calcext:value-type="float">
            <text:p>0,948275862068966</text:p>
          </table:table-cell>
          <table:table-cell table:style-name="ce13" table:formula="of:=-(1/[.$B$6])*LN(1-[.E194])" office:value-type="float" office:value="153.577488563996" calcext:value-type="float">
            <text:p>153,58</text:p>
          </table:table-cell>
          <table:table-cell table:formula="of:=2*60+48" office:value-type="float" office:value="168" calcext:value-type="float">
            <text:p>16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4" calcext:value-type="float">
            <text:p>194</text:p>
          </table:table-cell>
          <table:table-cell table:style-name="ce11" table:formula="of:=([.D195]-0.5)/[.$B$2]" office:value-type="float" office:value="0.95320197044335" calcext:value-type="float">
            <text:p>0,95320197044335</text:p>
          </table:table-cell>
          <table:table-cell table:style-name="ce13" table:formula="of:=-(1/[.$B$6])*LN(1-[.E195])" office:value-type="float" office:value="158.767037750059" calcext:value-type="float">
            <text:p>158,77</text:p>
          </table:table-cell>
          <table:table-cell table:formula="of:=120+50"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5" calcext:value-type="float">
            <text:p>195</text:p>
          </table:table-cell>
          <table:table-cell table:style-name="ce11" table:formula="of:=([.D196]-0.5)/[.$B$2]" office:value-type="float" office:value="0.958128078817734" calcext:value-type="float">
            <text:p>0,958128078817734</text:p>
          </table:table-cell>
          <table:table-cell table:style-name="ce13" table:formula="of:=-(1/[.$B$6])*LN(1-[.E196])" office:value-type="float" office:value="164.534333489813" calcext:value-type="float">
            <text:p>164,53</text:p>
          </table:table-cell>
          <table:table-cell table:formula="of:=120+58" office:value-type="float" office:value="178" calcext:value-type="float">
            <text:p>17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6" calcext:value-type="float">
            <text:p>196</text:p>
          </table:table-cell>
          <table:table-cell table:style-name="ce11" table:formula="of:=([.D197]-0.5)/[.$B$2]" office:value-type="float" office:value="0.963054187192118" calcext:value-type="float">
            <text:p>0,963054187192118</text:p>
          </table:table-cell>
          <table:table-cell table:style-name="ce13" table:formula="of:=-(1/[.$B$6])*LN(1-[.E197])" office:value-type="float" office:value="171.024319907221" calcext:value-type="float">
            <text:p>171,02</text:p>
          </table:table-cell>
          <table:table-cell office:value-type="float" office:value="181" calcext:value-type="float">
            <text:p>18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7" calcext:value-type="float">
            <text:p>197</text:p>
          </table:table-cell>
          <table:table-cell table:style-name="ce11" table:formula="of:=([.D198]-0.5)/[.$B$2]" office:value-type="float" office:value="0.967980295566502" calcext:value-type="float">
            <text:p>0,967980295566502</text:p>
          </table:table-cell>
          <table:table-cell table:style-name="ce13" table:formula="of:=-(1/[.$B$6])*LN(1-[.E198])" office:value-type="float" office:value="178.444415868609" calcext:value-type="float">
            <text:p>178,44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8" calcext:value-type="float">
            <text:p>198</text:p>
          </table:table-cell>
          <table:table-cell table:style-name="ce11" table:formula="of:=([.D199]-0.5)/[.$B$2]" office:value-type="float" office:value="0.972906403940887" calcext:value-type="float">
            <text:p>0,972906403940887</text:p>
          </table:table-cell>
          <table:table-cell table:style-name="ce13" table:formula="of:=-(1/[.$B$6])*LN(1-[.E199])" office:value-type="float" office:value="187.106540475332" calcext:value-type="float">
            <text:p>187,11</text:p>
          </table:table-cell>
          <table:table-cell table:formula="of:=3*60+15"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99" calcext:value-type="float">
            <text:p>199</text:p>
          </table:table-cell>
          <table:table-cell table:style-name="ce11" table:formula="of:=([.D200]-0.5)/[.$B$2]" office:value-type="float" office:value="0.977832512315271" calcext:value-type="float">
            <text:p>0,977832512315271</text:p>
          </table:table-cell>
          <table:table-cell table:style-name="ce13" table:formula="of:=-(1/[.$B$6])*LN(1-[.E200])" office:value-type="float" office:value="197.511760871561" calcext:value-type="float">
            <text:p>197,51</text:p>
          </table:table-cell>
          <table:table-cell table:formula="of:=3*60+24" office:value-type="float" office:value="204" calcext:value-type="float">
            <text:p>20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00" calcext:value-type="float">
            <text:p>200</text:p>
          </table:table-cell>
          <table:table-cell table:style-name="ce11" table:formula="of:=([.D201]-0.5)/[.$B$2]" office:value-type="float" office:value="0.982758620689655" calcext:value-type="float">
            <text:p>0,982758620689655</text:p>
          </table:table-cell>
          <table:table-cell table:style-name="ce13" table:formula="of:=-(1/[.$B$6])*LN(1-[.E201])" office:value-type="float" office:value="210.542971078875" calcext:value-type="float">
            <text:p>210,54</text:p>
          </table:table-cell>
          <table:table-cell table:formula="of:=3*60+26" office:value-type="float" office:value="206" calcext:value-type="float">
            <text:p>20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01" calcext:value-type="float">
            <text:p>201</text:p>
          </table:table-cell>
          <table:table-cell table:style-name="ce11" table:formula="of:=([.D202]-0.5)/[.$B$2]" office:value-type="float" office:value="0.987684729064039" calcext:value-type="float">
            <text:p>0,987684729064039</text:p>
          </table:table-cell>
          <table:table-cell table:style-name="ce13" table:formula="of:=-(1/[.$B$6])*LN(1-[.E202])" office:value-type="float" office:value="227.9898024221" calcext:value-type="float">
            <text:p>227,99</text:p>
          </table:table-cell>
          <table:table-cell table:formula="of:=3*60+36" office:value-type="float" office:value="216" calcext:value-type="float">
            <text:p>21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02" calcext:value-type="float">
            <text:p>202</text:p>
          </table:table-cell>
          <table:table-cell table:style-name="ce11" table:formula="of:=([.D203]-0.5)/[.$B$2]" office:value-type="float" office:value="0.992610837438424" calcext:value-type="float">
            <text:p>0,992610837438424</text:p>
          </table:table-cell>
          <table:table-cell table:style-name="ce13" table:formula="of:=-(1/[.$B$6])*LN(1-[.E203])" office:value-type="float" office:value="254.477243386443" calcext:value-type="float">
            <text:p>254,48</text:p>
          </table:table-cell>
          <table:table-cell table:formula="of:=3*60+59" office:value-type="float" office:value="239" calcext:value-type="float">
            <text:p>239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03" calcext:value-type="float">
            <text:p>203</text:p>
          </table:table-cell>
          <table:table-cell table:style-name="ce11" table:formula="of:=([.D204]-0.5)/[.$B$2]" office:value-type="float" office:value="0.997536945812808" calcext:value-type="float">
            <text:p>0,997536945812808</text:p>
          </table:table-cell>
          <table:table-cell table:style-name="ce13" table:formula="of:=-(1/[.$B$6])*LN(1-[.E204])" office:value-type="float" office:value="311.442725901323" calcext:value-type="float">
            <text:p>311,44</text:p>
          </table:table-cell>
          <table:table-cell table:formula="of:=7*60+39" office:value-type="float" office:value="459" calcext:value-type="float">
            <text:p>459</text:p>
          </table:table-cell>
          <table:table-cell table:number-columns-repeated="1017"/>
        </table:table-row>
        <table:table-row table:style-name="ro2" table:number-rows-repeated="964">
          <table:table-cell table:number-columns-repeated="3"/>
          <table:table-cell table:style-name="ce2"/>
          <table:table-cell table:style-name="ce11"/>
          <table:table-cell table:style-name="ce13"/>
          <table:table-cell table:number-columns-repeated="1018"/>
        </table:table-row>
        <table:table-row table:style-name="ro1" table:number-rows-repeated="1047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Sq 3" table:style-name="ta6">
        <office:forms form:automatic-focus="false" form:apply-design-mode="false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ce2"/>
        <table:table-column table:style-name="co7" table:default-cell-style-name="ce18"/>
        <table:table-column table:style-name="co7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4" table:default-cell-style-name="Default"/>
        <table:table-row table:style-name="ro2">
          <table:table-cell table:number-columns-repeated="2"/>
          <table:table-cell table:style-name="Default"/>
          <table:table-cell table:style-name="ce17"/>
          <table:table-cell table:style-name="ce3" office:value-type="string" calcext:value-type="string">
            <text:p>xmin</text:p>
          </table:table-cell>
          <table:table-cell table:style-name="ce3" office:value-type="string" calcext:value-type="string">
            <text:p>xmax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Observed</text:p>
          </table:table-cell>
          <table:table-cell table:style-name="Default"/>
          <table:table-cell table:style-name="ce2" office:value-type="string" calcext:value-type="string">
            <text:p>Next step:</text:p>
          </table:table-cell>
          <table:table-cell table:number-columns-repeated="3"/>
          <table:table-cell table:style-name="ce3" table:number-columns-repeated="2"/>
          <table:table-cell table:style-name="ce6"/>
          <table:table-cell table:style-name="ce3"/>
          <table:table-cell table:number-columns-repeated="1007"/>
        </table:table-row>
        <table:table-row table:style-name="ro2">
          <table:table-cell table:formula="of:=1" office:value-type="float" office:value="1" calcext:value-type="float">
            <text:p>1</text:p>
          </table:table-cell>
          <table:table-cell table:style-name="ce5"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lamb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19" table:formula="of:=(COM.MICROSOFT.EXPON.DIST([.F2];[.$D$3];1)-COM.MICROSOFT.EXPON.DIST([.E2];[.$D$3];1))*[.$C$3]" office:value-type="float" office:value="85.3002188801844" calcext:value-type="float">
            <text:p>85</text:p>
          </table:table-cell>
          <table:table-cell table:style-name="ce5" office:value-type="float" office:value="102" calcext:value-type="float">
            <text:p>102</text:p>
          </table:table-cell>
          <table:table-cell table:style-name="Default"/>
          <table:table-cell table:style-name="ce2" office:value-type="string" calcext:value-type="string">
            <text:p>Recompute intervals</text:p>
          </table:table-cell>
          <table:table-cell table:number-columns-repeated="3"/>
          <table:table-cell table:style-name="ce4"/>
          <table:table-cell table:style-name="ce5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/>
          <table:table-cell table:style-name="ce8" office:value-type="float" office:value="203" calcext:value-type="float">
            <text:p>203</text:p>
          </table:table-cell>
          <table:table-cell table:style-name="Default" office:value-type="float" office:value="0.019285578567357" calcext:value-type="float">
            <text:p>0,019285578567357</text:p>
          </table:table-cell>
          <table:table-cell table:style-name="ce5" table:formula="of:=[.E2]+30" office:value-type="float" office:value="31" calcext:value-type="float">
            <text:p>31</text:p>
          </table:table-cell>
          <table:table-cell table:style-name="ce5" table:formula="of:=[.F2]+30" office:value-type="float" office:value="60" calcext:value-type="float">
            <text:p>60</text:p>
          </table:table-cell>
          <table:table-cell table:style-name="ce19" table:formula="of:=(COM.MICROSOFT.EXPON.DIST([.F3];[.$D$3];1)-COM.MICROSOFT.EXPON.DIST([.E3];[.$D$3];1))*[.$C$3]" office:value-type="float" office:value="47.827924499773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Default"/>
          <table:table-cell table:style-name="ce2" office:value-type="string" calcext:value-type="string">
            <text:p>Compute chi 0 sqared</text:p>
          </table:table-cell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5" table:formula="of:=[.E3]+30" office:value-type="float" office:value="61" calcext:value-type="float">
            <text:p>61</text:p>
          </table:table-cell>
          <table:table-cell table:style-name="ce5" table:formula="of:=[.F3]+30" office:value-type="float" office:value="90" calcext:value-type="float">
            <text:p>90</text:p>
          </table:table-cell>
          <table:table-cell table:style-name="ce19" table:formula="of:=(COM.MICROSOFT.EXPON.DIST([.F4];[.$D$3];1)-COM.MICROSOFT.EXPON.DIST([.E4];[.$D$3];1))*[.$C$3]" office:value-type="float" office:value="26.8171687246099" calcext:value-type="float">
            <text:p>27</text:p>
          </table:table-cell>
          <table:table-cell table:style-name="ce5" office:value-type="float" office:value="20" calcext:value-type="float">
            <text:p>20</text:p>
          </table:table-cell>
          <table:table-cell table:style-name="Default"/>
          <table:table-cell table:number-columns-repeated="4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/>
          <table:table-cell table:style-name="Default" table:number-columns-repeated="2"/>
          <table:table-cell table:style-name="ce5" table:formula="of:=[.E4]+30" office:value-type="float" office:value="91" calcext:value-type="float">
            <text:p>91</text:p>
          </table:table-cell>
          <table:table-cell table:style-name="ce5" table:formula="of:=[.F4]+30" office:value-type="float" office:value="120" calcext:value-type="float">
            <text:p>120</text:p>
          </table:table-cell>
          <table:table-cell table:style-name="ce19" table:formula="of:=(COM.MICROSOFT.EXPON.DIST([.F5];[.$D$3];1)-COM.MICROSOFT.EXPON.DIST([.E5];[.$D$3];1))*[.$C$3]" office:value-type="float" office:value="15.0364153562131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Default"/>
          <table:table-cell table:number-columns-repeated="4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5" table:formula="of:=[.E5]+30" office:value-type="float" office:value="121" calcext:value-type="float">
            <text:p>121</text:p>
          </table:table-cell>
          <table:table-cell table:style-name="ce5" table:formula="of:=[.F5]+30" office:value-type="float" office:value="150" calcext:value-type="float">
            <text:p>150</text:p>
          </table:table-cell>
          <table:table-cell table:style-name="ce19" table:formula="of:=(COM.MICROSOFT.EXPON.DIST([.F6];[.$D$3];1)-COM.MICROSOFT.EXPON.DIST([.E6];[.$D$3];1))*[.$C$3]" office:value-type="float" office:value="8.43093426775791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5" table:formula="of:=[.E6]+30" office:value-type="float" office:value="151" calcext:value-type="float">
            <text:p>151</text:p>
          </table:table-cell>
          <table:table-cell table:style-name="ce5" table:formula="of:=[.F6]+30" office:value-type="float" office:value="180" calcext:value-type="float">
            <text:p>180</text:p>
          </table:table-cell>
          <table:table-cell table:style-name="ce19" table:formula="of:=(COM.MICROSOFT.EXPON.DIST([.F7];[.$D$3];1)-COM.MICROSOFT.EXPON.DIST([.E7];[.$D$3];1))*[.$C$3]" office:value-type="float" office:value="4.72723391468993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5" table:formula="of:=[.E7]+30" office:value-type="float" office:value="181" calcext:value-type="float">
            <text:p>181</text:p>
          </table:table-cell>
          <table:table-cell table:style-name="ce5" table:formula="of:=[.F7]+30" office:value-type="float" office:value="210" calcext:value-type="float">
            <text:p>210</text:p>
          </table:table-cell>
          <table:table-cell table:style-name="ce19" table:formula="of:=(COM.MICROSOFT.EXPON.DIST([.F8];[.$D$3];1)-COM.MICROSOFT.EXPON.DIST([.E8];[.$D$3];1))*[.$C$3]" office:value-type="float" office:value="2.6505651419504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5" table:formula="of:=[.E8]+30" office:value-type="float" office:value="211" calcext:value-type="float">
            <text:p>211</text:p>
          </table:table-cell>
          <table:table-cell table:style-name="ce5" table:formula="of:=[.F8]+30" office:value-type="float" office:value="240" calcext:value-type="float">
            <text:p>240</text:p>
          </table:table-cell>
          <table:table-cell table:style-name="ce19" table:formula="of:=(COM.MICROSOFT.EXPON.DIST([.F9];[.$D$3];1)-COM.MICROSOFT.EXPON.DIST([.E9];[.$D$3];1))*[.$C$3]" office:value-type="float" office:value="1.4861747268082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5" table:formula="of:=[.E9]+30" office:value-type="float" office:value="241" calcext:value-type="float">
            <text:p>241</text:p>
          </table:table-cell>
          <table:table-cell table:style-name="ce5" table:formula="of:=[.F9]+30" office:value-type="float" office:value="270" calcext:value-type="float">
            <text:p>270</text:p>
          </table:table-cell>
          <table:table-cell table:style-name="ce19" table:formula="of:=(COM.MICROSOFT.EXPON.DIST([.F10];[.$D$3];1)-COM.MICROSOFT.EXPON.DIST([.E10];[.$D$3];1))*[.$C$3]" office:value-type="float" office:value="0.83329976828193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5" table:formula="of:=[.E10]+30" office:value-type="float" office:value="271" calcext:value-type="float">
            <text:p>271</text:p>
          </table:table-cell>
          <table:table-cell table:style-name="ce5" table:formula="of:=[.F10]+30" office:value-type="float" office:value="300" calcext:value-type="float">
            <text:p>300</text:p>
          </table:table-cell>
          <table:table-cell table:style-name="ce19" table:formula="of:=(COM.MICROSOFT.EXPON.DIST([.F11];[.$D$3];1)-COM.MICROSOFT.EXPON.DIST([.E11];[.$D$3];1))*[.$C$3]" office:value-type="float" office:value="0.467232076614577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5" table:formula="of:=[.E11]+30" office:value-type="float" office:value="301" calcext:value-type="float">
            <text:p>301</text:p>
          </table:table-cell>
          <table:table-cell table:style-name="ce5" table:formula="of:=[.F11]+30" office:value-type="float" office:value="330" calcext:value-type="float">
            <text:p>330</text:p>
          </table:table-cell>
          <table:table-cell table:style-name="ce19" table:formula="of:=(COM.MICROSOFT.EXPON.DIST([.F12];[.$D$3];1)-COM.MICROSOFT.EXPON.DIST([.E12];[.$D$3];1))*[.$C$3]" office:value-type="float" office:value="0.261977528048126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" table:formula="of:=[.E12]+30" office:value-type="float" office:value="331" calcext:value-type="float">
            <text:p>331</text:p>
          </table:table-cell>
          <table:table-cell table:style-name="ce5" table:formula="of:=[.F12]+30" office:value-type="float" office:value="360" calcext:value-type="float">
            <text:p>360</text:p>
          </table:table-cell>
          <table:table-cell table:style-name="ce19" table:formula="of:=(COM.MICROSOFT.EXPON.DIST([.F13];[.$D$3];1)-COM.MICROSOFT.EXPON.DIST([.E13];[.$D$3];1))*[.$C$3]" office:value-type="float" office:value="0.146891081835598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ce5" table:number-columns-repeated="2"/>
          <table:table-cell table:style-name="ce7"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" table:formula="of:=[.E13]+30" office:value-type="float" office:value="361" calcext:value-type="float">
            <text:p>361</text:p>
          </table:table-cell>
          <table:table-cell table:style-name="ce5" table:formula="of:=[.F13]+30" office:value-type="float" office:value="390" calcext:value-type="float">
            <text:p>390</text:p>
          </table:table-cell>
          <table:table-cell table:style-name="ce19" table:formula="of:=(COM.MICROSOFT.EXPON.DIST([.F14];[.$D$3];1)-COM.MICROSOFT.EXPON.DIST([.E14];[.$D$3];1))*[.$C$3]" office:value-type="float" office:value="0.0823619876238809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" table:formula="of:=[.E14]+30" office:value-type="float" office:value="391" calcext:value-type="float">
            <text:p>391</text:p>
          </table:table-cell>
          <table:table-cell table:style-name="ce5" table:formula="of:=[.F14]+30" office:value-type="float" office:value="420" calcext:value-type="float">
            <text:p>420</text:p>
          </table:table-cell>
          <table:table-cell table:style-name="ce19" table:formula="of:=(COM.MICROSOFT.EXPON.DIST([.F15];[.$D$3];1)-COM.MICROSOFT.EXPON.DIST([.E15];[.$D$3];1))*[.$C$3]" office:value-type="float" office:value="0.0461804550731471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" table:formula="of:=[.E15]+30" office:value-type="float" office:value="421" calcext:value-type="float">
            <text:p>421</text:p>
          </table:table-cell>
          <table:table-cell table:style-name="ce5" table:formula="of:=[.F15]+30" office:value-type="float" office:value="450" calcext:value-type="float">
            <text:p>450</text:p>
          </table:table-cell>
          <table:table-cell table:style-name="ce19" table:formula="of:=(COM.MICROSOFT.EXPON.DIST([.F16];[.$D$3];1)-COM.MICROSOFT.EXPON.DIST([.E16];[.$D$3];1))*[.$C$3]" office:value-type="float" office:value="0.0258934308445902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5" table:formula="of:=[.E16]+30" office:value-type="float" office:value="451" calcext:value-type="float">
            <text:p>451</text:p>
          </table:table-cell>
          <table:table-cell table:style-name="ce5" table:formula="of:=[.F16]+30" office:value-type="float" office:value="480" calcext:value-type="float">
            <text:p>480</text:p>
          </table:table-cell>
          <table:table-cell table:style-name="ce19" table:formula="of:=(COM.MICROSOFT.EXPON.DIST([.F17];[.$D$3];1)-COM.MICROSOFT.EXPON.DIST([.E17];[.$D$3];1))*[.$C$3]" office:value-type="float" office:value="0.0145184745330517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style-name="ce5" table:number-columns-repeated="2"/>
          <table:table-cell table:style-name="ce19"/>
          <table:table-cell table:style-name="ce5"/>
          <table:table-cell/>
          <table:table-cell table:style-name="Default"/>
          <table:table-cell table:number-columns-repeated="1014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3"/>
          <table:table-cell table:style-name="ce20" office:value-type="string" calcext:value-type="string">
            <text:p>If „Expected“ = 0 we will set it to 1 because we can’t divide by 0!</text:p>
          </table:table-cell>
          <table:table-cell table:style-name="ce16" table:number-columns-repeated="5"/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/>
          <table:table-cell table:style-name="ce21"/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5" table:number-columns-repeated="3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3"/>
          <table:table-cell table:style-name="ce5" table:number-columns-repeated="2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table:style-name="ce5" table:number-columns-repeated="2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table:style-name="ce5" table:number-columns-repeated="2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style-name="ce5" table:number-columns-repeated="2"/>
          <table:table-cell table:style-name="ce19"/>
          <table:table-cell table:style-name="ce5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style-name="ce5" table:number-columns-repeated="2"/>
          <table:table-cell table:style-name="ce19"/>
          <table:table-cell table:style-name="ce5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60+34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60+5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2*60+10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2*60+2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2*60+22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2*60+24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2*60+3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2*60+48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120+50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12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3*60+15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3*60+24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3*60+26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3*60+36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3*60+59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7*60+39" office:value-type="float" office:value="459" calcext:value-type="float">
            <text:p>459</text:p>
          </table:table-cell>
          <table:table-cell table:number-columns-repeated="1023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Sq 6" table:style-name="ta7" table:print-ranges="'ChiSq 6'.A1:'ChiSq 6'.H22">
        <office:forms form:automatic-focus="false" form:apply-design-mode="false"/>
        <table:table-column table:style-name="co3" table:default-cell-style-name="ce11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2" table:default-cell-style-name="Default"/>
        <table:table-column table:style-name="co11" table:default-cell-style-name="ce1"/>
        <table:table-column table:style-name="co2" table:number-columns-repeated="1014" table:default-cell-style-name="Default"/>
        <table:table-row table:style-name="ro2">
          <table:table-cell table:style-name="ce22"/>
          <table:table-cell table:style-name="ce17" table:number-columns-repeated="2"/>
          <table:table-cell table:style-name="ce3" office:value-type="string" calcext:value-type="string">
            <text:p>xmin</text:p>
          </table:table-cell>
          <table:table-cell table:style-name="ce3" office:value-type="string" calcext:value-type="string">
            <text:p>xmax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(Ei-Oi)^2/Ei</text:p>
          </table:table-cell>
          <table:table-cell table:style-name="ce28" table:number-columns-repeated="1016"/>
        </table:table-row>
        <table:table-row table:style-name="ro3">
          <table:table-cell table:style-name="ce23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19" office:value-type="float" office:value="85.3002188801844" calcext:value-type="float">
            <text:p>85</text:p>
          </table:table-cell>
          <table:table-cell table:style-name="ce5" office:value-type="float" office:value="102" calcext:value-type="float">
            <text:p>102</text:p>
          </table:table-cell>
          <table:table-cell table:style-name="ce27" table:formula="of:=([.G2]-[.F2])*([.G2]-[.F2])/[.F2]" office:value-type="float" office:value="3.26942525014475" calcext:value-type="float">
            <text:p>3,27</text:p>
          </table:table-cell>
          <table:table-cell/>
          <table:table-cell table:style-name="ce29" office:value-type="string" calcext:value-type="string">
            <text:p>We accept, so we failed to prove that the data is not exponentially distributed!</text:p>
          </table:table-cell>
          <table:table-cell table:number-columns-repeated="1014"/>
        </table:table-row>
        <table:table-row table:style-name="ro2">
          <table:table-cell table:style-name="ce23"/>
          <table:table-cell table:style-name="ce5" office:value-type="string" calcext:value-type="string">
            <text:p>f</text:p>
          </table:table-cell>
          <table:table-cell table:style-name="ce5" table:formula="of:=16-1-1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0" calcext:value-type="float">
            <text:p>60</text:p>
          </table:table-cell>
          <table:table-cell table:style-name="ce19" office:value-type="float" office:value="47.827924499773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([.G3]-[.F3])*([.G3]-[.F3])/[.F3]" office:value-type="float" office:value="0.71014379842522" calcext:value-type="float">
            <text:p>0,71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5" office:value-type="string" calcext:value-type="string">
            <text:p>alpha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0" calcext:value-type="float">
            <text:p>90</text:p>
          </table:table-cell>
          <table:table-cell table:style-name="ce19" office:value-type="float" office:value="26.8171687246099" calcext:value-type="float">
            <text:p>27</text:p>
          </table:table-cell>
          <table:table-cell table:style-name="ce5" office:value-type="float" office:value="20" calcext:value-type="float">
            <text:p>20</text:p>
          </table:table-cell>
          <table:table-cell table:style-name="ce27" table:formula="of:=([.G4]-[.F4])*([.G4]-[.F4])/[.F4]" office:value-type="float" office:value="1.73298642735358" calcext:value-type="float">
            <text:p>1,73</text:p>
          </table:table-cell>
          <table:table-cell table:number-columns-repeated="1016"/>
        </table:table-row>
        <table:table-row table:style-name="ro2">
          <table:table-cell table:style-name="ce23"/>
          <table:table-cell table:style-name="ce5" office:value-type="string" calcext:value-type="string">
            <text:p>chisq</text:p>
          </table:table-cell>
          <table:table-cell table:style-name="ce24" table:formula="of:=LEGACY.CHIINV([.C4];[.C3])" office:value-type="float" office:value="29.1412377406728" calcext:value-type="float">
            <text:p>29,14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20" calcext:value-type="float">
            <text:p>120</text:p>
          </table:table-cell>
          <table:table-cell table:style-name="ce19" office:value-type="float" office:value="15.0364153562131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27" table:formula="of:=([.G5]-[.F5])*([.G5]-[.F5])/[.F5]" office:value-type="float" office:value="0.27579628553602" calcext:value-type="float">
            <text:p>0,28</text:p>
          </table:table-cell>
          <table:table-cell/>
          <table:table-cell table:style-name="Default">
            <draw:frame draw:z-index="0" draw:name="Chart 2" draw:style-name="gr1" draw:text-style-name="P1" svg:width="14.959cm" svg:height="8.131cm" svg:x="0.45cm" svg:y="0.285cm">
              <draw:object draw:notify-on-update-of-ranges="'ChiSq 6'.D2:'ChiSq 6'.E17 'ChiSq 6'.F1:'ChiSq 6'.F1 'ChiSq 6'.F2:'ChiSq 6'.F17 'ChiSq 6'.G1:'ChiSq 6'.G1 'ChiSq 6'.G2:'ChiSq 6'.G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23"/>
          <table:table-cell table:style-name="ce5" office:value-type="string" calcext:value-type="string">
            <text:p>Result</text:p>
          </table:table-cell>
          <table:table-cell table:style-name="ce25" table:formula="of:=IF([.H14]&lt;[.C5];&quot;ACCEPT&quot;;&quot;REJECT&quot;)" office:value-type="string" office:string-value="ACCEPT" calcext:value-type="string">
            <text:p>ACCEPT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50" calcext:value-type="float">
            <text:p>150</text:p>
          </table:table-cell>
          <table:table-cell table:style-name="ce19" office:value-type="float" office:value="8.43093426775791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27" table:formula="of:=([.G6]-[.F6])*([.G6]-[.F6])/[.F6]" office:value-type="float" office:value="0.782843102195812" calcext:value-type="float">
            <text:p>0,78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80" calcext:value-type="float">
            <text:p>180</text:p>
          </table:table-cell>
          <table:table-cell table:style-name="ce19" office:value-type="float" office:value="4.72723391468993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27" table:formula="of:=([.G7]-[.F7])*([.G7]-[.F7])/[.F7]" office:value-type="float" office:value="1.09270363425087" calcext:value-type="float">
            <text:p>1,09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10" calcext:value-type="float">
            <text:p>210</text:p>
          </table:table-cell>
          <table:table-cell table:style-name="ce19" office:value-type="float" office:value="2.6505651419504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27" table:formula="of:=([.G8]-[.F8])*([.G8]-[.F8])/[.F8]" office:value-type="float" office:value="2.08251593777341" calcext:value-type="float">
            <text:p>2,08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40" calcext:value-type="float">
            <text:p>240</text:p>
          </table:table-cell>
          <table:table-cell table:style-name="ce19" office:value-type="float" office:value="1.4861747268082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7" table:formula="of:=([.G9]-[.F9])*([.G9]-[.F9])/[.F9]" office:value-type="float" office:value="0.159043119710875" calcext:value-type="float">
            <text:p>0,16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70" calcext:value-type="float">
            <text:p>270</text:p>
          </table:table-cell>
          <table:table-cell table:style-name="ce19" office:value-type="float" office:value="0.83329976828193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table:formula="of:=([.G10]-[.F10])*([.G10]-[.F10])/[.F10]" office:value-type="float" office:value="0.833299768281931" calcext:value-type="float">
            <text:p>0,83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300" calcext:value-type="float">
            <text:p>30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table:formula="of:=([.G11]-[.F11])*([.G11]-[.F11])/[.F11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330" calcext:value-type="float">
            <text:p>33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table:formula="of:=([.G12]-[.F12])*([.G12]-[.F12])/[.F12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360" calcext:value-type="float">
            <text:p>36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7" table:formula="of:=([.G13]-[.F13])*([.G13]-[.F13])/[.F13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390" calcext:value-type="float">
            <text:p>39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table:formula="of:=([.G14]-[.F14])*([.G14]-[.F14])/[.F14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420" calcext:value-type="float">
            <text:p>42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table:formula="of:=([.G15]-[.F15])*([.G15]-[.F15])/[.F15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450" calcext:value-type="float">
            <text:p>45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table:formula="of:=([.G16]-[.F16])*([.G16]-[.F16])/[.F16]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5" office:value-type="float" office:value="451" calcext:value-type="float">
            <text:p>451</text:p>
          </table:table-cell>
          <table:table-cell table:style-name="ce5" office:value-type="float" office:value="480" calcext:value-type="float">
            <text:p>480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7" table:formula="of:=([.G17]-[.F17])*([.G17]-[.F17])/[.F17]" office:value-type="float" office:value="0" calcext:value-type="float">
            <text:p>0,00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5" table:number-columns-repeated="2"/>
          <table:table-cell table:style-name="ce19"/>
          <table:table-cell table:style-name="ce5"/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27"/>
          <table:table-cell table:number-columns-repeated="1016"/>
        </table:table-row>
        <table:table-row table:style-name="ro2">
          <table:table-cell table:style-name="Default" table:number-columns-repeated="6"/>
          <table:table-cell table:style-name="ce27" office:value-type="string" calcext:value-type="string">
            <text:p>sum</text:p>
          </table:table-cell>
          <table:table-cell table:style-name="ce27" table:formula="of:=SUM([.H2:.H17])" office:value-type="float" office:value="15.9387573236725" calcext:value-type="float">
            <text:p>15,94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2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 table:number-rows-repeated="2">
          <table:table-cell table:style-name="Default" table:number-columns-repeated="7"/>
          <table:table-cell table:style-name="ce27"/>
          <table:table-cell table:number-columns-repeated="1016"/>
        </table:table-row>
        <table:table-row table:style-name="ro2">
          <table:table-cell table:style-name="ce23"/>
          <table:table-cell table:style-name="ce5" table:number-columns-repeated="4"/>
          <table:table-cell table:style-name="ce26"/>
          <table:table-cell table:style-name="ce5"/>
          <table:table-cell table:style-name="ce27"/>
          <table:table-cell table:number-columns-repeated="1016"/>
        </table:table-row>
        <table:table-row table:style-name="ro2">
          <table:table-cell table:style-name="ce23"/>
          <table:table-cell table:number-columns-repeated="6"/>
          <table:table-cell table:style-name="ce27"/>
          <table:table-cell table:number-columns-repeated="1016"/>
        </table:table-row>
        <table:table-row table:style-name="ro2">
          <table:table-cell table:style-name="ce23" office:value-type="string" calcext:value-type="string">
            <text:p>With resized buckets:</text:p>
          </table:table-cell>
          <table:table-cell table:number-columns-repeated="6"/>
          <table:table-cell table:style-name="ce27"/>
          <table:table-cell table:number-columns-repeated="1016"/>
        </table:table-row>
        <table:table-row table:style-name="ro2">
          <table:table-cell table:style-name="ce23"/>
          <table:table-cell table:number-columns-repeated="2"/>
          <table:table-cell table:style-name="ce5" table:number-columns-repeated="2"/>
          <table:table-cell table:style-name="ce26"/>
          <table:table-cell table:style-name="ce5"/>
          <table:table-cell table:style-name="ce27"/>
          <table:table-cell table:number-columns-repeated="1016"/>
        </table:table-row>
        <table:table-row table:style-name="ro3">
          <table:table-cell table:style-name="ce23"/>
          <table:table-cell table:number-columns-repeated="2"/>
          <table:table-cell table:style-name="ce3" office:value-type="string" calcext:value-type="string">
            <text:p>xmin</text:p>
          </table:table-cell>
          <table:table-cell table:style-name="ce3" office:value-type="string" calcext:value-type="string">
            <text:p>xmax</text:p>
          </table:table-cell>
          <table:table-cell table:style-name="ce3" office:value-type="string" calcext:value-type="string">
            <text:p>Expected</text:p>
          </table:table-cell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(Ei-Oi)^2/Ei</text:p>
          </table:table-cell>
          <table:table-cell/>
          <table:table-cell table:style-name="ce29"/>
          <table:table-cell table:number-columns-repeated="1014"/>
        </table:table-row>
        <table:table-row table:style-name="ro2">
          <table:table-cell table:style-name="ce23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19" office:value-type="float" office:value="85" calcext:value-type="float">
            <text:p>85</text:p>
          </table:table-cell>
          <table:table-cell table:style-name="ce5" office:value-type="float" office:value="102" calcext:value-type="float">
            <text:p>102</text:p>
          </table:table-cell>
          <table:table-cell table:style-name="ce27" table:formula="of:=([.G30]-[.F30])*([.G30]-[.F30])/[.F30]" office:value-type="float" office:value="3.4" calcext:value-type="float">
            <text:p>3,40</text:p>
          </table:table-cell>
          <table:table-cell/>
          <table:table-cell table:style-name="ce3" table:number-columns-repeated="4"/>
          <table:table-cell table:number-columns-repeated="1011"/>
        </table:table-row>
        <table:table-row table:style-name="ro2">
          <table:table-cell table:style-name="ce23"/>
          <table:table-cell table:style-name="ce5" office:value-type="string" calcext:value-type="string">
            <text:p>f</text:p>
          </table:table-cell>
          <table:table-cell table:style-name="ce5" table:formula="of:=4-1-1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0" calcext:value-type="float">
            <text:p>60</text:p>
          </table:table-cell>
          <table:table-cell table:style-name="ce19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27" table:formula="of:=([.G31]-[.F31])*([.G31]-[.F31])/[.F31]" office:value-type="float" office:value="0.75" calcext:value-type="float">
            <text:p>0,75</text:p>
          </table:table-cell>
          <table:table-cell/>
          <table:table-cell table:style-name="ce4"/>
          <table:table-cell table:style-name="ce5"/>
          <table:table-cell table:style-name="ce19"/>
          <table:table-cell table:style-name="ce5"/>
          <table:table-cell table:number-columns-repeated="1011"/>
        </table:table-row>
        <table:table-row table:style-name="ro2">
          <table:table-cell table:style-name="ce23"/>
          <table:table-cell table:style-name="ce5" office:value-type="string" calcext:value-type="string">
            <text:p>alpha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0" calcext:value-type="float">
            <text:p>90</text:p>
          </table:table-cell>
          <table:table-cell table:style-name="ce19" office:value-type="float" office:value="27" calcext:value-type="float">
            <text:p>27</text:p>
          </table:table-cell>
          <table:table-cell table:style-name="ce5" office:value-type="float" office:value="20" calcext:value-type="float">
            <text:p>20</text:p>
          </table:table-cell>
          <table:table-cell table:style-name="ce27" table:formula="of:=([.G32]-[.F32])*([.G32]-[.F32])/[.F32]" office:value-type="float" office:value="1.81481481481482" calcext:value-type="float">
            <text:p>1,81</text:p>
          </table:table-cell>
          <table:table-cell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>
          <table:table-cell table:style-name="ce23"/>
          <table:table-cell table:style-name="ce5" office:value-type="string" calcext:value-type="string">
            <text:p>chisq</text:p>
          </table:table-cell>
          <table:table-cell table:style-name="ce24" table:formula="of:=LEGACY.CHIINV([.C32];[.C31])" office:value-type="float" office:value="9.21034037197618" calcext:value-type="float">
            <text:p>9,21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80" calcext:value-type="float">
            <text:p>480</text:p>
          </table:table-cell>
          <table:table-cell table:style-name="ce19" office:value-type="float" office:value="40" calcext:value-type="float">
            <text:p>40</text:p>
          </table:table-cell>
          <table:table-cell table:style-name="ce5" office:value-type="float" office:value="39" calcext:value-type="float">
            <text:p>39</text:p>
          </table:table-cell>
          <table:table-cell table:style-name="ce27" table:formula="of:=([.G33]-[.F33])*([.G33]-[.F33])/[.F33]" office:value-type="float" office:value="0.025" calcext:value-type="float">
            <text:p>0,03</text:p>
          </table:table-cell>
          <table:table-cell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>
          <table:table-cell table:style-name="ce23"/>
          <table:table-cell table:style-name="ce5" office:value-type="string" calcext:value-type="string">
            <text:p>Result</text:p>
          </table:table-cell>
          <table:table-cell table:style-name="ce3" table:formula="of:=IF([.H34]&lt;[.C33];&quot;ACCEPT&quot;;&quot;REJECT&quot;)" office:value-type="string" office:string-value="ACCEPT" calcext:value-type="string">
            <text:p>ACCEPT</text:p>
          </table:table-cell>
          <table:table-cell table:style-name="ce5" table:number-columns-repeated="2"/>
          <table:table-cell table:style-name="ce19"/>
          <table:table-cell table:style-name="ce5" office:value-type="string" calcext:value-type="string">
            <text:p>sum</text:p>
          </table:table-cell>
          <table:table-cell table:style-name="ce27" table:formula="of:=SUM([.H30:.H33])" office:value-type="float" office:value="5.98981481481482" calcext:value-type="float">
            <text:p>5,99</text:p>
          </table:table-cell>
          <table:table-cell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 table:number-rows-repeated="5">
          <table:table-cell table:style-name="ce23"/>
          <table:table-cell table:number-columns-repeated="2"/>
          <table:table-cell table:style-name="ce5" table:number-columns-repeated="2"/>
          <table:table-cell table:style-name="ce19"/>
          <table:table-cell table:style-name="ce5"/>
          <table:table-cell table:style-name="ce27"/>
          <table:table-cell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>
          <table:table-cell table:style-name="ce23"/>
          <table:table-cell table:number-columns-repeated="2"/>
          <table:table-cell table:style-name="ce3" table:number-columns-repeated="5"/>
          <table:table-cell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 table:number-rows-repeated="2">
          <table:table-cell table:style-name="ce23"/>
          <table:table-cell table:number-columns-repeated="2"/>
          <table:table-cell table:style-name="ce5" table:number-columns-repeated="2"/>
          <table:table-cell table:style-name="ce19"/>
          <table:table-cell table:style-name="ce5"/>
          <table:table-cell table:style-name="ce27"/>
          <table:table-cell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 table:number-rows-repeated="5">
          <table:table-cell table:style-name="ce23"/>
          <table:table-cell table:number-columns-repeated="8"/>
          <table:table-cell table:style-name="ce5" table:number-columns-repeated="2"/>
          <table:table-cell table:style-name="ce19"/>
          <table:table-cell table:style-name="ce5"/>
          <table:table-cell table:number-columns-repeated="1011"/>
        </table:table-row>
        <table:table-row table:style-name="ro2" table:number-rows-repeated="1121">
          <table:table-cell table:style-name="ce23"/>
          <table:table-cell table:number-columns-repeated="1023"/>
        </table:table-row>
        <table:table-row table:style-name="ro2" table:number-rows-repeated="10474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Hist 0'.$A$1" table:cell-range-address="$'ChiSq 6'.$A$1:.$H$22" table:range-usable-as="print-range"/>
        </table:named-expressions>
      </table:table>
      <table:table table:name="Tabelle11" table:style-name="ta8">
        <table:table-column table:style-name="co1" table:default-cell-style-name="Default"/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3*60+15" office:value-type="float" office:value="195" calcext:value-type="float">
            <text:p>195</text:p>
          </table:table-cell>
        </table:table-row>
        <table:table-row table:style-name="ro1">
          <table:table-cell table:formula="of:=3*60+24" office:value-type="float" office:value="204" calcext:value-type="float">
            <text:p>204</text:p>
          </table:table-cell>
        </table:table-row>
        <table:table-row table:style-name="ro1">
          <table:table-cell table:formula="of:=3*60+26" office:value-type="float" office:value="206" calcext:value-type="float">
            <text:p>206</text:p>
          </table:table-cell>
        </table:table-row>
        <table:table-row table:style-name="ro1">
          <table:table-cell table:formula="of:=3*60+36" office:value-type="float" office:value="216" calcext:value-type="float">
            <text:p>216</text:p>
          </table:table-cell>
        </table:table-row>
        <table:table-row table:style-name="ro1">
          <table:table-cell table:formula="of:=3*60+59" office:value-type="float" office:value="239" calcext:value-type="float">
            <text:p>239</text:p>
          </table:table-cell>
        </table:table-row>
        <table:table-row table:style-name="ro1">
          <table:table-cell table:formula="of:=7*60+39" office:value-type="float" office:value="459" calcext:value-type="float">
            <text:p>459</text:p>
          </table:table-cell>
        </table:table-row>
        <table:table-row table:style-name="ro1" table:number-rows-repeated="1048372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'Hist 1'.A1:'Hist 1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34P2" style:volatile="true">
      <number:text> </number:text>
      <number:fill-character> </number:fill-character>
      <number:text>- 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">
      <number:number number:decimal-places="3" number:min-decimal-places="3"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22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19P2" style:volatile="true">
      <number:text> </number:text>
      <number:fill-character> </number:fill-character>
      <number:text>- DM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4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1P0" style:volatile="true">
      <number:number number:decimal-places="2" number:min-decimal-places="2" number:min-integer-digits="1" number:grouping="true"/>
      <number:text> DM</number:text>
    </number:number-style>
    <number:number-style style:name="N111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1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number number:decimal-places="0" number:min-decimal-places="0" number:min-integer-digits="1" number:grouping="true"/>
      <number:text> DM</number:text>
    </number:number-style>
    <number:number-style style:name="N10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09P0"/>
    </number:number-style>
    <number:number-style style:name="N107">
      <number:number number:decimal-places="1" number:min-decimal-places="1" number:min-integer-digits="1"/>
    </number:number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Hist_20_0" style:display-name="PageStyle_Hist 0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1" style:display-name="PageStyle_H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2" style:display-name="PageStyle_H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3" style:display-name="PageStyle_H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Q_20_3" style:display-name="PageStyle_QQ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3" style:display-name="PageStyle_ChiSq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6" style:display-name="PageStyle_ChiSq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Horton</meta:initial-creator>
    <meta:creation-date>2000-12-14T01:52:24</meta:creation-date>
    <dc:date>2023-06-04T13:53:36.976596309</dc:date>
    <meta:print-date>2001-05-27T17:54:21</meta:print-date>
    <meta:editing-duration>PT3H28M14S</meta:editing-duration>
    <meta:editing-cycles>46</meta:editing-cycles>
    <meta:generator>LibreOffice/7.3.7.2$Linux_X86_64 LibreOffice_project/30$Build-2</meta:generator>
    <meta:document-statistic meta:table-count="8" meta:cell-count="21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2pt" style:font-size-asian="12pt" style:font-family-complex="Arial" style:font-size-complex="12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family-complex="Arial" style:font-size-complex="12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9.718cm" svg:height="12.775cm" xlink:href=".." xlink:type="simple" chart:class="chart:bar" chart:column-mapping="1" chart:style-name="ch1">
        <chart:title svg:x="6.323cm" svg:y="0.391cm" chart:style-name="ch2">
          <text:p>Histogram for Wolfenbüttler Straße</text:p>
        </chart:title>
        <chart:plot-area chart:style-name="ch3" table:cell-range-address="'Hist 3'.D2:'Hist 3'.E17 'Hist 3'.G2:'Hist 3'.G17" chart:data-source-has-labels="column" svg:x="1.01cm" svg:y="1.567cm" svg:width="18.381cm" svg:height="10.354cm">
          <chart:coordinate-region svg:x="1.975cm" svg:y="1.793cm" svg:width="17.416cm" svg:height="8.977cm"/>
          <chart:axis chart:dimension="x" chart:name="primary-x" chart:style-name="ch4" chartooo:axis-type="auto">
            <chartooo:date-scale/>
            <chart:title svg:x="8.807cm" svg:y="12.176cm" chart:style-name="ch5">
              <text:p>Range in Seconds</text:p>
            </chart:title>
            <chart:categories table:cell-range-address="'Hist 3'.D2:'Hist 3'.E17"/>
          </chart:axis>
          <chart:axis chart:dimension="y" chart:name="primary-y" chart:style-name="ch6">
            <chart:title svg:x="0.056cm" svg:y="8.428cm" chart:style-name="ch7">
              <text:p>Numbers Encountered</text:p>
            </chart:title>
          </chart:axis>
          <chart:series chart:style-name="ch8" chart:values-cell-range-address="'Hist 3'.G2:'Hist 3'.G17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1">
                <text:p>1 30</text:p>
                <text:list>
                  <text:list-item>
                    <text:p>1</text:p>
                  </text:list-item>
                  <text:list-item>
                    <text:p>30</text:p>
                  </text:list-item>
                </text:list>
                <draw:g>
                  <svg:desc>'Hist 3'.D2:'Hist 3'.E17</svg:desc>
                </draw:g>
              </table:table-cell>
              <table:table-cell office:value-type="float" office:value="102">
                <text:p>102</text:p>
                <draw:g>
                  <svg:desc>'Hist 3'.G2:'Hist 3'.G17</svg:desc>
                </draw:g>
              </table:table-cell>
            </table:table-row>
            <table:table-row>
              <table:table-cell office:value-type="float" office:value="31">
                <text:p>31 60</text:p>
                <text:list>
                  <text:list-item>
                    <text:p>31</text:p>
                  </text:list-item>
                  <text:list-item>
                    <text:p>60</text:p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1">
                <text:p>61 90</text:p>
                <text:list>
                  <text:list-item>
                    <text:p>61</text:p>
                  </text:list-item>
                  <text:list-item>
                    <text:p>90</text:p>
                  </text:list-item>
                </text:list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1">
                <text:p>91 120</text:p>
                <text:list>
                  <text:list-item>
                    <text:p>91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1">
                <text:p>121 150</text:p>
                <text:list>
                  <text:list-item>
                    <text:p>121</text:p>
                  </text:list-item>
                  <text:list-item>
                    <text:p>150</text:p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1">
                <text:p>151 180</text:p>
                <text:list>
                  <text:list-item>
                    <text:p>151</text:p>
                  </text:list-item>
                  <text:list-item>
                    <text:p>180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1">
                <text:p>181 210</text:p>
                <text:list>
                  <text:list-item>
                    <text:p>181</text:p>
                  </text:list-item>
                  <text:list-item>
                    <text:p>210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">
                <text:p>211 240</text:p>
                <text:list>
                  <text:list-item>
                    <text:p>211</text:p>
                  </text:list-item>
                  <text:list-item>
                    <text:p>24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1 270</text:p>
                <text:list>
                  <text:list-item>
                    <text:p>241</text:p>
                  </text:list-item>
                  <text:list-item>
                    <text:p>27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 300</text:p>
                <text:list>
                  <text:list-item>
                    <text:p>271</text:p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 330</text:p>
                <text:list>
                  <text:list-item>
                    <text:p>301</text:p>
                  </text:list-item>
                  <text:list-item>
                    <text:p>33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 360</text:p>
                <text:list>
                  <text:list-item>
                    <text:p>331</text:p>
                  </text:list-item>
                  <text:list-item>
                    <text:p>36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">
                <text:p>361 390</text:p>
                <text:list>
                  <text:list-item>
                    <text:p>361</text:p>
                  </text:list-item>
                  <text:list-item>
                    <text:p>39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 420</text:p>
                <text:list>
                  <text:list-item>
                    <text:p>391</text:p>
                  </text:list-item>
                  <text:list-item>
                    <text:p>42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 450</text:p>
                <text:list>
                  <text:list-item>
                    <text:p>421</text:p>
                  </text:list-item>
                  <text:list-item>
                    <text:p>45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 480</text:p>
                <text:list>
                  <text:list-item>
                    <text:p>451</text:p>
                  </text:list-item>
                  <text:list-item>
                    <text:p>48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3cm" xlink:href=".." xlink:type="simple" chart:class="chart:scatter" chart:column-mapping="1 0" chart:style-name="ch1">
        <chart:title svg:x="4.675cm" svg:y="0.315cm" chart:style-name="ch2">
          <text:p>QQ-Plot for Wolfenbüttler Straße</text:p>
        </chart:title>
        <chart:plot-area chart:style-name="ch3" table:cell-range-address="'QQ 3'.F2:'QQ 3'.G204" svg:x="0.319cm" svg:y="1.273cm" svg:width="15.36cm" svg:height="7.531cm">
          <chart:coordinate-region svg:x="1.126cm" svg:y="1.473cm" svg:width="14.273cm" svg:height="6.6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Q 3'.F2:'QQ 3'.F204" chart:class="chart:scatter">
            <chart:domain table:cell-range-address="'QQ 3'.G2:'QQ 3'.G204"/>
            <chart:data-point chart:repeated="2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Q 3'.G2:'QQ 3'.G204</svg:desc>
                </draw:g>
              </table:table-cell>
              <table:table-cell office:value-type="float" office:value="0.127872362583288">
                <text:p>0.127872362583288</text:p>
                <draw:g>
                  <svg:desc>'QQ 3'.F2:'QQ 3'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84567029148046">
                <text:p>0.384567029148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42538788861532">
                <text:p>0.642538788861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1800412734652">
                <text:p>0.901800412734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6236486430774">
                <text:p>1.16236486430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42424530354005">
                <text:p>1.42424530354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687455090798">
                <text:p>1.6874550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.95200779094521">
                <text:p>1.95200779094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2179171775373">
                <text:p>2.2179171775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4851972371249">
                <text:p>2.4851972371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.75386217366808">
                <text:p>2.75386217366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.0239264130658">
                <text:p>3.0239264130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.29540460780387">
                <text:p>3.29540460780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.56831164172521">
                <text:p>3.56831164172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84266263492649">
                <text:p>3.84266263492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.1184729487847">
                <text:p>4.1184729487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.3957581911184">
                <text:p>4.3957581911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.67453422148757">
                <text:p>4.67453422148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4.9548171566367">
                <text:p>4.9548171566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.23662337608587">
                <text:p>5.23662337608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.51996952787456">
                <text:p>5.5199695278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5.80487253446314">
                <text:p>5.80487253446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.09134959879769">
                <text:p>6.09134959879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6.37941821054296">
                <text:p>6.37941821054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.66909615248946">
                <text:p>6.66909615248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.96040150714095">
                <text:p>6.96040150714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7.25335266348745">
                <text:p>7.25335266348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7.54796832397114">
                <text:p>7.54796832397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7.84426751165071">
                <text:p>7.84426751165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8.14226957757241">
                <text:p>8.14226957757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8.44199420835342">
                <text:p>8.44199420835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8.74346143398596">
                <text:p>8.74346143398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9.04669163586968">
                <text:p>9.04669163586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9.3517055550799">
                <text:p>9.3517055550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9.65852430088117">
                <text:p>9.6585243008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9.96716935949352">
                <text:p>9.96716935949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0.2776626031216">
                <text:p>10.2776626031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0.5900262992556">
                <text:p>10.5900262992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10.9042831202539">
                <text:p>10.9042831202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1.2204561532185">
                <text:p>11.2204561532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1.5385689101726">
                <text:p>11.5385689101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1.8586453385525">
                <text:p>11.8586453385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12.1807098320261">
                <text:p>12.1807098320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12.5047872416481">
                <text:p>12.504787241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12.8309028873674">
                <text:p>12.8309028873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13.1590825698977">
                <text:p>13.1590825698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13.4893525829664">
                <text:p>13.4893525829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3.8217397259567">
                <text:p>13.8217397259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4.1562713169565">
                <text:p>14.15627131695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4.4929752062316">
                <text:p>14.4929752062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4.831879790139">
                <text:p>14.831879790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5.1730140254986">
                <text:p>15.1730140254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5.5164074444392">
                <text:p>15.5164074444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5.8620901697413">
                <text:p>15.8620901697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6.2100929306927">
                <text:p>16.2100929306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6.5604470794822">
                <text:p>16.5604470794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6.9131846081487">
                <text:p>16.9131846081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17.2683381661119">
                <text:p>17.2683381661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17.6259410783073">
                <text:p>17.6259410783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7.9860273639511">
                <text:p>17.9860273639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18.3486317559607">
                <text:p>18.3486317559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18.7137897210597">
                <text:p>18.7137897210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19.0815374805952">
                <text:p>19.0815374805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19.4519120320992">
                <text:p>19.4519120320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19.8249511716252">
                <text:p>19.8249511716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20.2006935168941">
                <text:p>20.2006935168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20.5791785312855">
                <text:p>20.5791785312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20.9604465487099">
                <text:p>20.9604465487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21.3445387994033">
                <text:p>21.34453879940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21.7314974366838">
                <text:p>21.7314974366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22.1213655647136">
                <text:p>22.1213655647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22.5141872673138">
                <text:p>22.51418726731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22.9100076378777">
                <text:p>22.91000763787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23.308872810436">
                <text:p>23.308872810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23.7108299919249">
                <text:p>23.7108299919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24.1159274957155">
                <text:p>24.1159274957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24.5242147764629">
                <text:p>24.52421477646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24.9357424663383">
                <text:p>24.9357424663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25.350562412711">
                <text:p>25.3505624127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25.7687277173485">
                <text:p>25.7687277173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26.190292777212">
                <text:p>26.190292777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26.6153133269223">
                <text:p>26.6153133269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">
                <text:p>24</text:p>
              </table:table-cell>
              <table:table-cell office:value-type="float" office:value="27.0438464829813">
                <text:p>27.04384648298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27.4759507898363">
                <text:p>27.47595078983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27.9116862678791">
                <text:p>27.9116862678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28.3511144634799">
                <text:p>28.3511144634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28.794298501159">
                <text:p>28.794298501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29.2413031380071">
                <text:p>29.2413031380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29.6921948204725">
                <text:p>29.6921948204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30.1470417436384">
                <text:p>30.1470417436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">
                <text:p>26</text:p>
              </table:table-cell>
              <table:table-cell office:value-type="float" office:value="30.6059139131237">
                <text:p>30.6059139131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">
                <text:p>27</text:p>
              </table:table-cell>
              <table:table-cell office:value-type="float" office:value="31.068883209747">
                <text:p>31.0688832097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">
                <text:p>27</text:p>
              </table:table-cell>
              <table:table-cell office:value-type="float" office:value="31.5360234571033">
                <text:p>31.5360234571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32.0074104922136">
                <text:p>32.007410492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32.4831222394136">
                <text:p>32.4831222394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">
                <text:p>29</text:p>
              </table:table-cell>
              <table:table-cell office:value-type="float" office:value="32.9632387876654">
                <text:p>32.9632387876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">
                <text:p>29</text:p>
              </table:table-cell>
              <table:table-cell office:value-type="float" office:value="33.44784247148">
                <text:p>33.447842471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">
                <text:p>29</text:p>
              </table:table-cell>
              <table:table-cell office:value-type="float" office:value="33.9370179556589">
                <text:p>33.9370179556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  <table:table-cell office:value-type="float" office:value="34.4308523240701">
                <text:p>34.4308523240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34.9294351726925">
                <text:p>34.92943517269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35.4328587071772">
                <text:p>35.43285870717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35.9412178451921">
                <text:p>35.94121784519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36.4546103238325">
                <text:p>36.4546103238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">
                <text:p>31</text:p>
              </table:table-cell>
              <table:table-cell office:value-type="float" office:value="36.9731368124031">
                <text:p>36.9731368124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">
                <text:p>31</text:p>
              </table:table-cell>
              <table:table-cell office:value-type="float" office:value="37.4969010308955">
                <text:p>37.49690103089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">
                <text:p>32</text:p>
              </table:table-cell>
              <table:table-cell office:value-type="float" office:value="38.0260098745115">
                <text:p>38.02600987451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">
                <text:p>32</text:p>
              </table:table-cell>
              <table:table-cell office:value-type="float" office:value="38.560573544606">
                <text:p>38.5605735446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39.1007056864483">
                <text:p>39.1007056864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39.6465235342367">
                <text:p>39.64652353423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40.198148063825">
                <text:p>40.198148063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40.755704153662">
                <text:p>40.755704153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41.319320754478">
                <text:p>41.3193207544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">
                <text:p>36</text:p>
              </table:table-cell>
              <table:table-cell office:value-type="float" office:value="41.8891310682944">
                <text:p>41.8891310682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">
                <text:p>36</text:p>
              </table:table-cell>
              <table:table-cell office:value-type="float" office:value="42.4652727373796">
                <text:p>42.4652727373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">
                <text:p>36</text:p>
              </table:table-cell>
              <table:table-cell office:value-type="float" office:value="43.0478880438213">
                <text:p>43.04788804382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">
                <text:p>36</text:p>
              </table:table-cell>
              <table:table-cell office:value-type="float" office:value="43.6371241204381">
                <text:p>43.6371241204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">
                <text:p>37</text:p>
              </table:table-cell>
              <table:table-cell office:value-type="float" office:value="44.233133173814">
                <text:p>44.233133173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">
                <text:p>38</text:p>
              </table:table-cell>
              <table:table-cell office:value-type="float" office:value="44.8360727202998">
                <text:p>44.8360727202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">
                <text:p>39</text:p>
              </table:table-cell>
              <table:table-cell office:value-type="float" office:value="45.4461058358994">
                <text:p>45.44610583589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46.0634014210299">
                <text:p>46.0634014210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46.6881344812331">
                <text:p>46.6881344812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47.3204864250043">
                <text:p>47.3204864250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47.9606453800068">
                <text:p>47.96064538000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">
                <text:p>44</text:p>
              </table:table-cell>
              <table:table-cell office:value-type="float" office:value="48.6088065290526">
                <text:p>48.6088065290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">
                <text:p>46</text:p>
              </table:table-cell>
              <table:table-cell office:value-type="float" office:value="49.2651724673475">
                <text:p>49.26517246734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">
                <text:p>46</text:p>
              </table:table-cell>
              <table:table-cell office:value-type="float" office:value="49.9299535826397">
                <text:p>49.9299535826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">
                <text:p>47</text:p>
              </table:table-cell>
              <table:table-cell office:value-type="float" office:value="50.6033684600545">
                <text:p>50.6033684600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51.2856443135662">
                <text:p>51.2856443135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">
                <text:p>48</text:p>
              </table:table-cell>
              <table:table-cell office:value-type="float" office:value="51.9770174462361">
                <text:p>51.97701744623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52.6777337415511">
                <text:p>52.67773374155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">
                <text:p>51</text:p>
              </table:table-cell>
              <table:table-cell office:value-type="float" office:value="53.3880491884182">
                <text:p>53.3880491884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">
                <text:p>51</text:p>
              </table:table-cell>
              <table:table-cell office:value-type="float" office:value="54.108230442621">
                <text:p>54.1082304426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">
                <text:p>51</text:p>
              </table:table-cell>
              <table:table-cell office:value-type="float" office:value="54.8385554278189">
                <text:p>54.8385554278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55.5793139794788">
                <text:p>55.57931397947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56.330808535473">
                <text:p>56.330808535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">
                <text:p>56</text:p>
              </table:table-cell>
              <table:table-cell office:value-type="float" office:value="57.0933548774627">
                <text:p>57.0933548774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">
                <text:p>57</text:p>
              </table:table-cell>
              <table:table-cell office:value-type="float" office:value="57.8672829276141">
                <text:p>57.8672829276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">
                <text:p>58</text:p>
              </table:table-cell>
              <table:table-cell office:value-type="float" office:value="58.6529376056775">
                <text:p>58.65293760567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">
                <text:p>58</text:p>
              </table:table-cell>
              <table:table-cell office:value-type="float" office:value="59.4506797520044">
                <text:p>59.45067975200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">
                <text:p>59</text:p>
              </table:table-cell>
              <table:table-cell office:value-type="float" office:value="60.2608871226833">
                <text:p>60.26088712268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">
                <text:p>59</text:p>
              </table:table-cell>
              <table:table-cell office:value-type="float" office:value="61.0839554636641">
                <text:p>61.08395546366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">
                <text:p>60</text:p>
              </table:table-cell>
              <table:table-cell office:value-type="float" office:value="61.9202996715161">
                <text:p>61.92029967151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">
                <text:p>60</text:p>
              </table:table-cell>
              <table:table-cell office:value-type="float" office:value="62.7703550493427">
                <text:p>62.7703550493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">
                <text:p>60</text:p>
              </table:table-cell>
              <table:table-cell office:value-type="float" office:value="63.6345786673689">
                <text:p>63.63457866736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64.5134508388505">
                <text:p>64.5134508388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">
                <text:p>61</text:p>
              </table:table-cell>
              <table:table-cell office:value-type="float" office:value="65.4074767232328">
                <text:p>65.4074767232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">
                <text:p>62</text:p>
              </table:table-cell>
              <table:table-cell office:value-type="float" office:value="66.3171880699594">
                <text:p>66.31718806995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">
                <text:p>62</text:p>
              </table:table-cell>
              <table:table-cell office:value-type="float" office:value="67.2431451180011">
                <text:p>67.243145118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">
                <text:p>62</text:p>
              </table:table-cell>
              <table:table-cell office:value-type="float" office:value="68.1859386680979">
                <text:p>68.18593866809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69.1461923469055">
                <text:p>69.1461923469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70.1245650847772">
                <text:p>70.12456508477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">
                <text:p>65</text:p>
              </table:table-cell>
              <table:table-cell office:value-type="float" office:value="71.121753831836">
                <text:p>71.121753831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">
                <text:p>67</text:p>
              </table:table-cell>
              <table:table-cell office:value-type="float" office:value="72.1384965403781">
                <text:p>72.1384965403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73.1755754455721">
                <text:p>73.17557544557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">
                <text:p>67</text:p>
              </table:table-cell>
              <table:table-cell office:value-type="float" office:value="74.2338206809914">
                <text:p>74.23382068099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75.3141142708402">
                <text:p>75.3141142708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">
                <text:p>72</text:p>
              </table:table-cell>
              <table:table-cell office:value-type="float" office:value="76.4173945469787">
                <text:p>76.41739454697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77.5446610461649">
                <text:p>77.5446610461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">
                <text:p>73</text:p>
              </table:table-cell>
              <table:table-cell office:value-type="float" office:value="78.6969799515632">
                <text:p>78.6969799515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79.8754901527572">
                <text:p>79.87549015275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81.081410010595">
                <text:p>81.0814100105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82.3160449275904">
                <text:p>82.31604492759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83.5807958418016">
                <text:p>83.5807958418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">
                <text:p>90</text:p>
              </table:table-cell>
              <table:table-cell office:value-type="float" office:value="84.8771687827586">
                <text:p>84.87716878275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  <table:table-cell office:value-type="float" office:value="86.2067856528866">
                <text:p>86.20678565288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">
                <text:p>93</text:p>
              </table:table-cell>
              <table:table-cell office:value-type="float" office:value="87.5713964280031">
                <text:p>87.57139642800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">
                <text:p>93</text:p>
              </table:table-cell>
              <table:table-cell office:value-type="float" office:value="88.9728930070929">
                <text:p>88.97289300709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90.4133249863595">
                <text:p>90.4133249863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1.894917687572">
                <text:p>91.8949176875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">
                <text:p>101</text:p>
              </table:table-cell>
              <table:table-cell office:value-type="float" office:value="93.420092838712">
                <text:p>93.4200928387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94.9914923893909">
                <text:p>94.99149238939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3">
                <text:p>103</text:p>
              </table:table-cell>
              <table:table-cell office:value-type="float" office:value="96.612006049116">
                <text:p>96.612006049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">
                <text:p>103</text:p>
              </table:table-cell>
              <table:table-cell office:value-type="float" office:value="98.2848032693576">
                <text:p>98.2848032693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5">
                <text:p>105</text:p>
              </table:table-cell>
              <table:table-cell office:value-type="float" office:value="100.013370558701">
                <text:p>100.013370558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">
                <text:p>111</text:p>
              </table:table-cell>
              <table:table-cell office:value-type="float" office:value="101.801555235179">
                <text:p>101.8015552351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">
                <text:p>113</text:p>
              </table:table-cell>
              <table:table-cell office:value-type="float" office:value="103.653616996112">
                <text:p>103.653616996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">
                <text:p>119</text:p>
              </table:table-cell>
              <table:table-cell office:value-type="float" office:value="105.574289043932">
                <text:p>105.5742890439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">
                <text:p>124</text:p>
              </table:table-cell>
              <table:table-cell office:value-type="float" office:value="107.568850974934">
                <text:p>107.5688509749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109.64321625643">
                <text:p>109.643216256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111.804037942698">
                <text:p>111.804037942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1">
                <text:p>131</text:p>
              </table:table-cell>
              <table:table-cell office:value-type="float" office:value="114.058837392342">
                <text:p>114.0588373923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">
                <text:p>141</text:p>
              </table:table-cell>
              <table:table-cell office:value-type="float" office:value="116.416162266884">
                <text:p>116.4161622668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">
                <text:p>142</text:p>
              </table:table-cell>
              <table:table-cell office:value-type="float" office:value="118.885782186396">
                <text:p>118.8857821863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3">
                <text:p>143</text:p>
              </table:table-cell>
              <table:table-cell office:value-type="float" office:value="121.47893335373">
                <text:p>121.47893335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4">
                <text:p>144</text:p>
              </table:table-cell>
              <table:table-cell office:value-type="float" office:value="124.20862763288">
                <text:p>124.208627632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127.090047599657">
                <text:p>127.090047599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5">
                <text:p>145</text:p>
              </table:table-cell>
              <table:table-cell office:value-type="float" office:value="130.141057960452">
                <text:p>130.1410579604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5">
                <text:p>145</text:p>
              </table:table-cell>
              <table:table-cell office:value-type="float" office:value="133.382877061858">
                <text:p>133.3828770618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">
                <text:p>151</text:p>
              </table:table-cell>
              <table:table-cell office:value-type="float" office:value="136.840972667637">
                <text:p>136.8409726676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">
                <text:p>154</text:p>
              </table:table-cell>
              <table:table-cell office:value-type="float" office:value="140.546278356681">
                <text:p>140.546278356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">
                <text:p>155</text:p>
              </table:table-cell>
              <table:table-cell office:value-type="float" office:value="144.536878942883">
                <text:p>144.536878942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">
                <text:p>156</text:p>
              </table:table-cell>
              <table:table-cell office:value-type="float" office:value="148.860400202451">
                <text:p>148.8604002024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8">
                <text:p>168</text:p>
              </table:table-cell>
              <table:table-cell office:value-type="float" office:value="153.577488563996">
                <text:p>153.5774885639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58.767037750059">
                <text:p>158.7670377500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">
                <text:p>178</text:p>
              </table:table-cell>
              <table:table-cell office:value-type="float" office:value="164.534333489813">
                <text:p>164.5343334898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">
                <text:p>181</text:p>
              </table:table-cell>
              <table:table-cell office:value-type="float" office:value="171.024319907221">
                <text:p>171.0243199072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78.444415868609">
                <text:p>178.4444158686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187.106540475332">
                <text:p>187.1065404753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197.511760871561">
                <text:p>197.5117608715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0.542971078875">
                <text:p>210.542971078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27.9898024221">
                <text:p>227.9898024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">
                <text:p>239</text:p>
              </table:table-cell>
              <table:table-cell office:value-type="float" office:value="254.477243386443">
                <text:p>254.4772433864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9">
                <text:p>459</text:p>
              </table:table-cell>
              <table:table-cell office:value-type="float" office:value="311.442725901323">
                <text:p>311.442725901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0.1000003814697pt" style:font-size-asian="10.1000003814697pt" style:font-family-complex="Arial" style:font-size-complex="10.1000003814697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1pt" style:font-size-asian="11pt" style:font-family-complex="Arial" style:font-size-complex="11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1pt" style:font-size-asian="11pt" style:font-family-complex="Arial" style:font-size-complex="11pt"/>
    </style:style>
    <style:style style:name="ch7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0000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4.96cm" svg:height="8.132cm" xlink:href=".." xlink:type="simple" chart:class="chart:bar" chart:column-mapping="1 2" chart:style-name="ch1">
        <chart:subtitle svg:x="0cm" svg:y="0cm" chart:style-name="ch2">
          <text:p/>
        </chart:subtitle>
        <chart:legend chart:legend-position="end" svg:x="12.296cm" svg:y="2.764cm" style:legend-expansion="custom" svg:width="2.29cm" svg:height="1.233cm" style:legend-expansion-aspect-ratio="1.85725871857259" chart:style-name="ch3"/>
        <chart:plot-area chart:style-name="ch4" table:cell-range-address="'ChiSq 6'.D1:'ChiSq 6'.G17" chart:data-source-has-labels="both" svg:x="0.186cm" svg:y="0.395cm" svg:width="11.936cm" svg:height="7.473cm">
          <chart:coordinate-region svg:x="1.072cm" svg:y="0.621cm" svg:width="11.05cm" svg:height="6.096cm"/>
          <chart:axis chart:dimension="x" chart:name="primary-x" chart:style-name="ch5" chartooo:axis-type="auto">
            <chartooo:date-scale/>
            <chart:categories table:cell-range-address="'ChiSq 6'.D2:'ChiSq 6'.E17"/>
          </chart:axis>
          <chart:axis chart:dimension="y" chart:name="primary-y" chart:style-name="ch6"/>
          <chart:series chart:style-name="ch7" chart:values-cell-range-address="'ChiSq 6'.F2:'ChiSq 6'.F17" chart:label-cell-address="'ChiSq 6'.F1:'ChiSq 6'.F1" chart:class="chart:bar">
            <chart:data-point chart:repeated="16"/>
          </chart:series>
          <chart:series chart:style-name="ch8" chart:values-cell-range-address="'ChiSq 6'.G2:'ChiSq 6'.G17" chart:label-cell-address="'ChiSq 6'.G1:'ChiSq 6'.G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'ChiSq 6'.F1:'ChiSq 6'.F1</svg:desc>
                </draw:g>
              </table:table-cell>
              <table:table-cell office:value-type="string">
                <text:p>Observed</text:p>
                <draw:g>
                  <svg:desc>'ChiSq 6'.G1:'ChiSq 6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30</text:p>
                <text:list>
                  <text:list-item>
                    <text:p>1</text:p>
                  </text:list-item>
                  <text:list-item>
                    <text:p>30</text:p>
                  </text:list-item>
                </text:list>
                <draw:g>
                  <svg:desc>'ChiSq 6'.D2:'ChiSq 6'.E17</svg:desc>
                </draw:g>
              </table:table-cell>
              <table:table-cell office:value-type="float" office:value="85.3002188801844">
                <text:p>85.3002188801844</text:p>
                <draw:g>
                  <svg:desc>'ChiSq 6'.F2:'ChiSq 6'.F17</svg:desc>
                </draw:g>
              </table:table-cell>
              <table:table-cell office:value-type="float" office:value="102">
                <text:p>102</text:p>
                <draw:g>
                  <svg:desc>'ChiSq 6'.G2:'ChiSq 6'.G17</svg:desc>
                </draw:g>
              </table:table-cell>
            </table:table-row>
            <table:table-row>
              <table:table-cell office:value-type="float" office:value="31">
                <text:p>31 60</text:p>
                <text:list>
                  <text:list-item>
                    <text:p>31</text:p>
                  </text:list-item>
                  <text:list-item>
                    <text:p>60</text:p>
                  </text:list-item>
                </text:list>
              </table:table-cell>
              <table:table-cell office:value-type="float" office:value="47.8279244997738">
                <text:p>47.82792449977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1">
                <text:p>61 90</text:p>
                <text:list>
                  <text:list-item>
                    <text:p>61</text:p>
                  </text:list-item>
                  <text:list-item>
                    <text:p>90</text:p>
                  </text:list-item>
                </text:list>
              </table:table-cell>
              <table:table-cell office:value-type="float" office:value="26.8171687246099">
                <text:p>26.81716872460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1">
                <text:p>91 120</text:p>
                <text:list>
                  <text:list-item>
                    <text:p>91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15.0364153562131">
                <text:p>15.03641535621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1">
                <text:p>121 150</text:p>
                <text:list>
                  <text:list-item>
                    <text:p>121</text:p>
                  </text:list-item>
                  <text:list-item>
                    <text:p>150</text:p>
                  </text:list-item>
                </text:list>
              </table:table-cell>
              <table:table-cell office:value-type="float" office:value="8.43093426775791">
                <text:p>8.430934267757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1">
                <text:p>151 180</text:p>
                <text:list>
                  <text:list-item>
                    <text:p>151</text:p>
                  </text:list-item>
                  <text:list-item>
                    <text:p>180</text:p>
                  </text:list-item>
                </text:list>
              </table:table-cell>
              <table:table-cell office:value-type="float" office:value="4.72723391468993">
                <text:p>4.727233914689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1">
                <text:p>181 210</text:p>
                <text:list>
                  <text:list-item>
                    <text:p>181</text:p>
                  </text:list-item>
                  <text:list-item>
                    <text:p>210</text:p>
                  </text:list-item>
                </text:list>
              </table:table-cell>
              <table:table-cell office:value-type="float" office:value="2.65056514195043">
                <text:p>2.65056514195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">
                <text:p>211 240</text:p>
                <text:list>
                  <text:list-item>
                    <text:p>211</text:p>
                  </text:list-item>
                  <text:list-item>
                    <text:p>240</text:p>
                  </text:list-item>
                </text:list>
              </table:table-cell>
              <table:table-cell office:value-type="float" office:value="1.48617472680821">
                <text:p>1.48617472680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1 270</text:p>
                <text:list>
                  <text:list-item>
                    <text:p>241</text:p>
                  </text:list-item>
                  <text:list-item>
                    <text:p>270</text:p>
                  </text:list-item>
                </text:list>
              </table:table-cell>
              <table:table-cell office:value-type="float" office:value="0.833299768281931">
                <text:p>0.83329976828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 300</text:p>
                <text:list>
                  <text:list-item>
                    <text:p>271</text:p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 330</text:p>
                <text:list>
                  <text:list-item>
                    <text:p>301</text:p>
                  </text:list-item>
                  <text:list-item>
                    <text:p>33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 360</text:p>
                <text:list>
                  <text:list-item>
                    <text:p>331</text:p>
                  </text:list-item>
                  <text:list-item>
                    <text:p>36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">
                <text:p>361 390</text:p>
                <text:list>
                  <text:list-item>
                    <text:p>361</text:p>
                  </text:list-item>
                  <text:list-item>
                    <text:p>39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 420</text:p>
                <text:list>
                  <text:list-item>
                    <text:p>391</text:p>
                  </text:list-item>
                  <text:list-item>
                    <text:p>42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 450</text:p>
                <text:list>
                  <text:list-item>
                    <text:p>421</text:p>
                  </text:list-item>
                  <text:list-item>
                    <text:p>45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 480</text:p>
                <text:list>
                  <text:list-item>
                    <text:p>451</text:p>
                  </text:list-item>
                  <text:list-item>
                    <text:p>48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